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73.89mm" svg:y="11.16mm">
            <loext:p draw:notify-on-update-of-ranges="Sheet1.B1:Sheet1.B1 Sheet1.B2:Sheet1.B2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83mm" svg:height="89.94mm" svg:x="270.43mm" svg:y="105.74mm">
            <loext:p draw:notify-on-update-of-ranges="Sheet1.C1:Sheet1.C1 Sheet1.C2:Sheet1.C1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67.72mm" svg:y="206.84mm">
            <loext:p draw:notify-on-update-of-ranges="Sheet1.D1:Sheet1.D1 Sheet1.D2:Sheet1.D3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83mm" svg:height="89.93mm" svg:x="438.99mm" svg:y="50.43mm">
            <loext:p draw:notify-on-update-of-ranges="Sheet1.E1:Sheet1.E1 Sheet1.E2:Sheet1.E2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83mm" svg:height="89.94mm" svg:x="441.91mm" svg:y="163.31mm">
            <loext:p draw:notify-on-update-of-ranges="Sheet1.F1:Sheet1.F1 Sheet1.F2:Sheet1.F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5" draw:style-name="gr1" draw:text-style-name="P1" svg:width="159.83mm" svg:height="89.94mm" svg:x="446.74mm" svg:y="270.56mm">
            <loext:p draw:notify-on-update-of-ranges="Sheet1.G1:Sheet1.G1 Sheet1.G2:Sheet1.G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lg12</text:p>
          </table:table-cell>
          <table:table-cell office:value-type="string" calcext:value-type="string">
            <text:p>lg14</text:p>
          </table:table-cell>
          <table:table-cell office:value-type="string" calcext:value-type="string">
            <text:p>lg16</text:p>
          </table:table-cell>
          <table:table-cell office:value-type="string" calcext:value-type="string">
            <text:p>lg18</text:p>
          </table:table-cell>
          <table:table-cell office:value-type="string" calcext:value-type="string">
            <text:p>lg20</text:p>
          </table:table-cell>
          <table:table-cell office:value-type="string" calcext:value-type="string">
            <text:p>lg22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72" calcext:value-type="float">
            <text:p>1.172</text:p>
          </table:table-cell>
          <table:table-cell office:value-type="float" office:value="0" calcext:value-type="float">
            <text:p>0</text:p>
          </table:table-cell>
          <table:table-cell office:value-type="float" office:value="3.839" calcext:value-type="float">
            <text:p>3.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/>
          <table:table-cell office:value-type="float" office:value="1.172" calcext:value-type="float">
            <text:p>1.172</text:p>
          </table:table-cell>
          <table:table-cell office:value-type="float" office:value="0" calcext:value-type="float">
            <text:p>0</text:p>
          </table:table-cell>
          <table:table-cell office:value-type="float" office:value="4.774" calcext:value-type="float">
            <text:p>4.774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/>
          <table:table-cell office:value-type="float" office:value="1.711" calcext:value-type="float">
            <text:p>1.711</text:p>
          </table:table-cell>
          <table:table-cell office:value-type="float" office:value="1.21" calcext:value-type="float">
            <text:p>1.21</text:p>
          </table:table-cell>
          <table:table-cell office:value-type="float" office:value="4.774" calcext:value-type="float">
            <text:p>4.774</text:p>
          </table:table-cell>
          <table:table-cell office:value-type="float" office:value="3.699" calcext:value-type="float">
            <text:p>3.699</text:p>
          </table:table-cell>
          <table:table-cell office:value-type="float" office:value="6.896" calcext:value-type="float">
            <text:p>6.896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/>
          <table:table-cell office:value-type="float" office:value="4.412" calcext:value-type="float">
            <text:p>4.412</text:p>
          </table:table-cell>
          <table:table-cell office:value-type="float" office:value="2.314" calcext:value-type="float">
            <text:p>2.314</text:p>
          </table:table-cell>
          <table:table-cell office:value-type="float" office:value="6.723" calcext:value-type="float">
            <text:p>6.723</text:p>
          </table:table-cell>
          <table:table-cell office:value-type="float" office:value="9.317" calcext:value-type="float">
            <text:p>9.317</text:p>
          </table:table-cell>
          <table:table-cell office:value-type="float" office:value="7.338" calcext:value-type="float">
            <text:p>7.338</text:p>
          </table:table-cell>
          <table:table-cell office:value-type="float" office:value="8.924" calcext:value-type="float">
            <text:p>8.924</text:p>
          </table:table-cell>
        </table:table-row>
        <table:table-row table:style-name="ro1">
          <table:table-cell/>
          <table:table-cell office:value-type="float" office:value="4.412" calcext:value-type="float">
            <text:p>4.412</text:p>
          </table:table-cell>
          <table:table-cell office:value-type="float" office:value="5.759" calcext:value-type="float">
            <text:p>5.759</text:p>
          </table:table-cell>
          <table:table-cell office:value-type="float" office:value="8.527" calcext:value-type="float">
            <text:p>8.527</text:p>
          </table:table-cell>
          <table:table-cell office:value-type="float" office:value="10.287" calcext:value-type="float">
            <text:p>10.287</text:p>
          </table:table-cell>
          <table:table-cell office:value-type="float" office:value="7.338" calcext:value-type="float">
            <text:p>7.338</text:p>
          </table:table-cell>
          <table:table-cell office:value-type="float" office:value="8.924" calcext:value-type="float">
            <text:p>8.924</text:p>
          </table:table-cell>
        </table:table-row>
        <table:table-row table:style-name="ro1">
          <table:table-cell/>
          <table:table-cell office:value-type="float" office:value="4.412" calcext:value-type="float">
            <text:p>4.412</text:p>
          </table:table-cell>
          <table:table-cell office:value-type="float" office:value="5.759" calcext:value-type="float">
            <text:p>5.759</text:p>
          </table:table-cell>
          <table:table-cell office:value-type="float" office:value="8.527" calcext:value-type="float">
            <text:p>8.527</text:p>
          </table:table-cell>
          <table:table-cell office:value-type="float" office:value="10.287" calcext:value-type="float">
            <text:p>10.287</text:p>
          </table:table-cell>
          <table:table-cell office:value-type="float" office:value="14.244" calcext:value-type="float">
            <text:p>14.244</text:p>
          </table:table-cell>
          <table:table-cell office:value-type="float" office:value="20.336" calcext:value-type="float">
            <text:p>20.336</text:p>
          </table:table-cell>
        </table:table-row>
        <table:table-row table:style-name="ro1">
          <table:table-cell/>
          <table:table-cell office:value-type="float" office:value="4.412" calcext:value-type="float">
            <text:p>4.412</text:p>
          </table:table-cell>
          <table:table-cell office:value-type="float" office:value="10.717" calcext:value-type="float">
            <text:p>10.717</text:p>
          </table:table-cell>
          <table:table-cell office:value-type="float" office:value="8.527" calcext:value-type="float">
            <text:p>8.527</text:p>
          </table:table-cell>
          <table:table-cell office:value-type="float" office:value="10.287" calcext:value-type="float">
            <text:p>10.287</text:p>
          </table:table-cell>
          <table:table-cell office:value-type="float" office:value="16.533" calcext:value-type="float">
            <text:p>16.533</text:p>
          </table:table-cell>
          <table:table-cell office:value-type="float" office:value="20.336" calcext:value-type="float">
            <text:p>20.336</text:p>
          </table:table-cell>
        </table:table-row>
        <table:table-row table:style-name="ro1">
          <table:table-cell/>
          <table:table-cell office:value-type="float" office:value="4.412" calcext:value-type="float">
            <text:p>4.412</text:p>
          </table:table-cell>
          <table:table-cell office:value-type="float" office:value="14.027" calcext:value-type="float">
            <text:p>14.027</text:p>
          </table:table-cell>
          <table:table-cell office:value-type="float" office:value="10.562" calcext:value-type="float">
            <text:p>10.562</text:p>
          </table:table-cell>
          <table:table-cell office:value-type="float" office:value="17.653" calcext:value-type="float">
            <text:p>17.653</text:p>
          </table:table-cell>
          <table:table-cell office:value-type="float" office:value="23.441" calcext:value-type="float">
            <text:p>23.441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/>
          <table:table-cell office:value-type="float" office:value="4.412" calcext:value-type="float">
            <text:p>4.412</text:p>
          </table:table-cell>
          <table:table-cell office:value-type="float" office:value="18.983" calcext:value-type="float">
            <text:p>18.983</text:p>
          </table:table-cell>
          <table:table-cell office:value-type="float" office:value="10.562" calcext:value-type="float">
            <text:p>10.562</text:p>
          </table:table-cell>
          <table:table-cell office:value-type="float" office:value="24.343" calcext:value-type="float">
            <text:p>24.343</text:p>
          </table:table-cell>
          <table:table-cell office:value-type="float" office:value="25.083" calcext:value-type="float">
            <text:p>25.083</text:p>
          </table:table-cell>
          <table:table-cell office:value-type="float" office:value="42.664" calcext:value-type="float">
            <text:p>42.664</text:p>
          </table:table-cell>
        </table:table-row>
        <table:table-row table:style-name="ro1">
          <table:table-cell/>
          <table:table-cell office:value-type="float" office:value="4.412" calcext:value-type="float">
            <text:p>4.412</text:p>
          </table:table-cell>
          <table:table-cell office:value-type="float" office:value="26.16" calcext:value-type="float">
            <text:p>26.16</text:p>
          </table:table-cell>
          <table:table-cell office:value-type="float" office:value="17.781" calcext:value-type="float">
            <text:p>17.781</text:p>
          </table:table-cell>
          <table:table-cell office:value-type="float" office:value="24.343" calcext:value-type="float">
            <text:p>24.343</text:p>
          </table:table-cell>
          <table:table-cell office:value-type="float" office:value="26.093" calcext:value-type="float">
            <text:p>26.093</text:p>
          </table:table-cell>
          <table:table-cell office:value-type="float" office:value="42.664" calcext:value-type="float">
            <text:p>42.664</text:p>
          </table:table-cell>
        </table:table-row>
        <table:table-row table:style-name="ro1">
          <table:table-cell/>
          <table:table-cell office:value-type="float" office:value="5.806" calcext:value-type="float">
            <text:p>5.806</text:p>
          </table:table-cell>
          <table:table-cell office:value-type="float" office:value="26.16" calcext:value-type="float">
            <text:p>26.16</text:p>
          </table:table-cell>
          <table:table-cell office:value-type="float" office:value="17.781" calcext:value-type="float">
            <text:p>17.781</text:p>
          </table:table-cell>
          <table:table-cell office:value-type="float" office:value="24.343" calcext:value-type="float">
            <text:p>24.343</text:p>
          </table:table-cell>
          <table:table-cell office:value-type="float" office:value="26.093" calcext:value-type="float">
            <text:p>26.093</text:p>
          </table:table-cell>
          <table:table-cell office:value-type="float" office:value="51.656" calcext:value-type="float">
            <text:p>51.656</text:p>
          </table:table-cell>
        </table:table-row>
        <table:table-row table:style-name="ro1">
          <table:table-cell/>
          <table:table-cell office:value-type="float" office:value="6.437" calcext:value-type="float">
            <text:p>6.437</text:p>
          </table:table-cell>
          <table:table-cell office:value-type="float" office:value="28.874" calcext:value-type="float">
            <text:p>28.874</text:p>
          </table:table-cell>
          <table:table-cell office:value-type="float" office:value="19.979" calcext:value-type="float">
            <text:p>19.979</text:p>
          </table:table-cell>
          <table:table-cell office:value-type="float" office:value="44.308" calcext:value-type="float">
            <text:p>44.308</text:p>
          </table:table-cell>
          <table:table-cell office:value-type="float" office:value="33.665" calcext:value-type="float">
            <text:p>33.665</text:p>
          </table:table-cell>
          <table:table-cell office:value-type="float" office:value="52.884" calcext:value-type="float">
            <text:p>52.884</text:p>
          </table:table-cell>
        </table:table-row>
        <table:table-row table:style-name="ro1">
          <table:table-cell/>
          <table:table-cell office:value-type="float" office:value="6.437" calcext:value-type="float">
            <text:p>6.437</text:p>
          </table:table-cell>
          <table:table-cell office:value-type="float" office:value="28.874" calcext:value-type="float">
            <text:p>28.874</text:p>
          </table:table-cell>
          <table:table-cell office:value-type="float" office:value="21.726" calcext:value-type="float">
            <text:p>21.726</text:p>
          </table:table-cell>
          <table:table-cell office:value-type="float" office:value="49.311" calcext:value-type="float">
            <text:p>49.311</text:p>
          </table:table-cell>
          <table:table-cell office:value-type="float" office:value="38.531" calcext:value-type="float">
            <text:p>38.531</text:p>
          </table:table-cell>
          <table:table-cell office:value-type="float" office:value="57.318" calcext:value-type="float">
            <text:p>57.318</text:p>
          </table:table-cell>
        </table:table-row>
        <table:table-row table:style-name="ro1">
          <table:table-cell/>
          <table:table-cell office:value-type="float" office:value="6.437" calcext:value-type="float">
            <text:p>6.437</text:p>
          </table:table-cell>
          <table:table-cell office:value-type="float" office:value="37.046" calcext:value-type="float">
            <text:p>37.046</text:p>
          </table:table-cell>
          <table:table-cell office:value-type="float" office:value="30.597" calcext:value-type="float">
            <text:p>30.597</text:p>
          </table:table-cell>
          <table:table-cell office:value-type="float" office:value="52.027" calcext:value-type="float">
            <text:p>52.027</text:p>
          </table:table-cell>
          <table:table-cell office:value-type="float" office:value="42.875" calcext:value-type="float">
            <text:p>42.875</text:p>
          </table:table-cell>
          <table:table-cell office:value-type="float" office:value="57.318" calcext:value-type="float">
            <text:p>57.318</text:p>
          </table:table-cell>
        </table:table-row>
        <table:table-row table:style-name="ro1">
          <table:table-cell/>
          <table:table-cell office:value-type="float" office:value="6.437" calcext:value-type="float">
            <text:p>6.437</text:p>
          </table:table-cell>
          <table:table-cell office:value-type="float" office:value="37.756" calcext:value-type="float">
            <text:p>37.756</text:p>
          </table:table-cell>
          <table:table-cell office:value-type="float" office:value="36.281" calcext:value-type="float">
            <text:p>36.281</text:p>
          </table:table-cell>
          <table:table-cell office:value-type="float" office:value="52.027" calcext:value-type="float">
            <text:p>52.027</text:p>
          </table:table-cell>
          <table:table-cell office:value-type="float" office:value="54.244" calcext:value-type="float">
            <text:p>54.244</text:p>
          </table:table-cell>
          <table:table-cell office:value-type="float" office:value="64.401" calcext:value-type="float">
            <text:p>64.401</text:p>
          </table:table-cell>
        </table:table-row>
        <table:table-row table:style-name="ro1">
          <table:table-cell/>
          <table:table-cell office:value-type="float" office:value="9.749" calcext:value-type="float">
            <text:p>9.749</text:p>
          </table:table-cell>
          <table:table-cell office:value-type="float" office:value="38.459" calcext:value-type="float">
            <text:p>38.459</text:p>
          </table:table-cell>
          <table:table-cell office:value-type="float" office:value="38.389" calcext:value-type="float">
            <text:p>38.389</text:p>
          </table:table-cell>
          <table:table-cell office:value-type="float" office:value="52.027" calcext:value-type="float">
            <text:p>52.027</text:p>
          </table:table-cell>
          <table:table-cell office:value-type="float" office:value="54.244" calcext:value-type="float">
            <text:p>54.244</text:p>
          </table:table-cell>
          <table:table-cell office:value-type="float" office:value="74.637" calcext:value-type="float">
            <text:p>74.637</text:p>
          </table:table-cell>
        </table:table-row>
        <table:table-row table:style-name="ro1">
          <table:table-cell/>
          <table:table-cell office:value-type="float" office:value="16.335" calcext:value-type="float">
            <text:p>16.335</text:p>
          </table:table-cell>
          <table:table-cell office:value-type="float" office:value="43.63" calcext:value-type="float">
            <text:p>43.63</text:p>
          </table:table-cell>
          <table:table-cell office:value-type="float" office:value="48.913" calcext:value-type="float">
            <text:p>48.913</text:p>
          </table:table-cell>
          <table:table-cell office:value-type="float" office:value="54.331" calcext:value-type="float">
            <text:p>54.331</text:p>
          </table:table-cell>
          <table:table-cell office:value-type="float" office:value="58.448" calcext:value-type="float">
            <text:p>58.448</text:p>
          </table:table-cell>
          <table:table-cell office:value-type="float" office:value="74.637" calcext:value-type="float">
            <text:p>74.637</text:p>
          </table:table-cell>
        </table:table-row>
        <table:table-row table:style-name="ro1">
          <table:table-cell/>
          <table:table-cell office:value-type="float" office:value="16.335" calcext:value-type="float">
            <text:p>16.335</text:p>
          </table:table-cell>
          <table:table-cell office:value-type="float" office:value="44.894" calcext:value-type="float">
            <text:p>44.894</text:p>
          </table:table-cell>
          <table:table-cell office:value-type="float" office:value="50.878" calcext:value-type="float">
            <text:p>50.878</text:p>
          </table:table-cell>
          <table:table-cell office:value-type="float" office:value="56.394" calcext:value-type="float">
            <text:p>56.394</text:p>
          </table:table-cell>
          <table:table-cell office:value-type="float" office:value="60.851" calcext:value-type="float">
            <text:p>60.851</text:p>
          </table:table-cell>
          <table:table-cell office:value-type="float" office:value="75.712" calcext:value-type="float">
            <text:p>75.712</text:p>
          </table:table-cell>
        </table:table-row>
        <table:table-row table:style-name="ro1">
          <table:table-cell/>
          <table:table-cell office:value-type="float" office:value="17.226" calcext:value-type="float">
            <text:p>17.226</text:p>
          </table:table-cell>
          <table:table-cell office:value-type="float" office:value="45.405" calcext:value-type="float">
            <text:p>45.405</text:p>
          </table:table-cell>
          <table:table-cell office:value-type="float" office:value="59.161" calcext:value-type="float">
            <text:p>59.161</text:p>
          </table:table-cell>
          <table:table-cell office:value-type="float" office:value="56.394" calcext:value-type="float">
            <text:p>56.394</text:p>
          </table:table-cell>
          <table:table-cell office:value-type="float" office:value="60.851" calcext:value-type="float">
            <text:p>60.851</text:p>
          </table:table-cell>
          <table:table-cell office:value-type="float" office:value="76.088" calcext:value-type="float">
            <text:p>76.088</text:p>
          </table:table-cell>
        </table:table-row>
        <table:table-row table:style-name="ro1">
          <table:table-cell/>
          <table:table-cell office:value-type="float" office:value="24.112" calcext:value-type="float">
            <text:p>24.112</text:p>
          </table:table-cell>
          <table:table-cell office:value-type="float" office:value="66.032" calcext:value-type="float">
            <text:p>66.032</text:p>
          </table:table-cell>
          <table:table-cell office:value-type="float" office:value="67.777" calcext:value-type="float">
            <text:p>67.777</text:p>
          </table:table-cell>
          <table:table-cell office:value-type="float" office:value="56.394" calcext:value-type="float">
            <text:p>56.394</text:p>
          </table:table-cell>
          <table:table-cell office:value-type="float" office:value="60.851" calcext:value-type="float">
            <text:p>60.851</text:p>
          </table:table-cell>
          <table:table-cell office:value-type="float" office:value="76.088" calcext:value-type="float">
            <text:p>76.088</text:p>
          </table:table-cell>
        </table:table-row>
        <table:table-row table:style-name="ro1">
          <table:table-cell/>
          <table:table-cell office:value-type="float" office:value="24.112" calcext:value-type="float">
            <text:p>24.112</text:p>
          </table:table-cell>
          <table:table-cell office:value-type="float" office:value="66.032" calcext:value-type="float">
            <text:p>66.032</text:p>
          </table:table-cell>
          <table:table-cell office:value-type="float" office:value="67.777" calcext:value-type="float">
            <text:p>67.777</text:p>
          </table:table-cell>
          <table:table-cell office:value-type="float" office:value="56.394" calcext:value-type="float">
            <text:p>56.394</text:p>
          </table:table-cell>
          <table:table-cell office:value-type="float" office:value="61.911" calcext:value-type="float">
            <text:p>61.911</text:p>
          </table:table-cell>
          <table:table-cell office:value-type="float" office:value="76.088" calcext:value-type="float">
            <text:p>76.088</text:p>
          </table:table-cell>
        </table:table-row>
        <table:table-row table:style-name="ro1">
          <table:table-cell/>
          <table:table-cell office:value-type="float" office:value="25.746" calcext:value-type="float">
            <text:p>25.746</text:p>
          </table:table-cell>
          <table:table-cell office:value-type="float" office:value="66.68" calcext:value-type="float">
            <text:p>66.68</text:p>
          </table:table-cell>
          <table:table-cell office:value-type="float" office:value="67.777" calcext:value-type="float">
            <text:p>67.777</text:p>
          </table:table-cell>
          <table:table-cell office:value-type="float" office:value="56.394" calcext:value-type="float">
            <text:p>56.394</text:p>
          </table:table-cell>
          <table:table-cell office:value-type="float" office:value="64.286" calcext:value-type="float">
            <text:p>64.286</text:p>
          </table:table-cell>
          <table:table-cell office:value-type="float" office:value="76.088" calcext:value-type="float">
            <text:p>76.088</text:p>
          </table:table-cell>
        </table:table-row>
        <table:table-row table:style-name="ro1">
          <table:table-cell/>
          <table:table-cell office:value-type="float" office:value="25.746" calcext:value-type="float">
            <text:p>25.746</text:p>
          </table:table-cell>
          <table:table-cell office:value-type="float" office:value="72.338" calcext:value-type="float">
            <text:p>72.338</text:p>
          </table:table-cell>
          <table:table-cell office:value-type="float" office:value="70.66" calcext:value-type="float">
            <text:p>70.66</text:p>
          </table:table-cell>
          <table:table-cell office:value-type="float" office:value="56.394" calcext:value-type="float">
            <text:p>56.394</text:p>
          </table:table-cell>
          <table:table-cell office:value-type="float" office:value="64.286" calcext:value-type="float">
            <text:p>64.286</text:p>
          </table:table-cell>
          <table:table-cell office:value-type="float" office:value="77.721" calcext:value-type="float">
            <text:p>77.721</text:p>
          </table:table-cell>
        </table:table-row>
        <table:table-row table:style-name="ro1">
          <table:table-cell/>
          <table:table-cell office:value-type="float" office:value="25.746" calcext:value-type="float">
            <text:p>25.746</text:p>
          </table:table-cell>
          <table:table-cell office:value-type="float" office:value="72.338" calcext:value-type="float">
            <text:p>72.338</text:p>
          </table:table-cell>
          <table:table-cell office:value-type="float" office:value="85.46" calcext:value-type="float">
            <text:p>85.46</text:p>
          </table:table-cell>
          <table:table-cell office:value-type="float" office:value="56.394" calcext:value-type="float">
            <text:p>56.394</text:p>
          </table:table-cell>
          <table:table-cell office:value-type="float" office:value="66.765" calcext:value-type="float">
            <text:p>66.765</text:p>
          </table:table-cell>
          <table:table-cell office:value-type="float" office:value="79.285" calcext:value-type="float">
            <text:p>79.285</text:p>
          </table:table-cell>
        </table:table-row>
        <table:table-row table:style-name="ro1">
          <table:table-cell/>
          <table:table-cell office:value-type="float" office:value="28.325" calcext:value-type="float">
            <text:p>28.325</text:p>
          </table:table-cell>
          <table:table-cell office:value-type="float" office:value="72.338" calcext:value-type="float">
            <text:p>72.338</text:p>
          </table:table-cell>
          <table:table-cell office:value-type="float" office:value="85.79" calcext:value-type="float">
            <text:p>85.79</text:p>
          </table:table-cell>
          <table:table-cell office:value-type="float" office:value="59.241" calcext:value-type="float">
            <text:p>59.241</text:p>
          </table:table-cell>
          <table:table-cell office:value-type="float" office:value="69.334" calcext:value-type="float">
            <text:p>69.334</text:p>
          </table:table-cell>
          <table:table-cell office:value-type="float" office:value="80.767" calcext:value-type="float">
            <text:p>80.767</text:p>
          </table:table-cell>
        </table:table-row>
        <table:table-row table:style-name="ro1">
          <table:table-cell/>
          <table:table-cell office:value-type="float" office:value="28.325" calcext:value-type="float">
            <text:p>28.325</text:p>
          </table:table-cell>
          <table:table-cell office:value-type="float" office:value="72.338" calcext:value-type="float">
            <text:p>72.338</text:p>
          </table:table-cell>
          <table:table-cell office:value-type="float" office:value="90.417" calcext:value-type="float">
            <text:p>90.417</text:p>
          </table:table-cell>
          <table:table-cell office:value-type="float" office:value="63.095" calcext:value-type="float">
            <text:p>63.095</text:p>
          </table:table-cell>
          <table:table-cell office:value-type="float" office:value="72.393" calcext:value-type="float">
            <text:p>72.393</text:p>
          </table:table-cell>
          <table:table-cell office:value-type="float" office:value="82.785" calcext:value-type="float">
            <text:p>82.785</text:p>
          </table:table-cell>
        </table:table-row>
        <table:table-row table:style-name="ro1">
          <table:table-cell/>
          <table:table-cell office:value-type="float" office:value="29.195" calcext:value-type="float">
            <text:p>29.195</text:p>
          </table:table-cell>
          <table:table-cell office:value-type="float" office:value="72.338" calcext:value-type="float">
            <text:p>72.338</text:p>
          </table:table-cell>
          <table:table-cell office:value-type="float" office:value="91.584" calcext:value-type="float">
            <text:p>91.584</text:p>
          </table:table-cell>
          <table:table-cell office:value-type="float" office:value="64.201" calcext:value-type="float">
            <text:p>64.201</text:p>
          </table:table-cell>
          <table:table-cell office:value-type="float" office:value="74.975" calcext:value-type="float">
            <text:p>74.975</text:p>
          </table:table-cell>
          <table:table-cell office:value-type="float" office:value="83.899" calcext:value-type="float">
            <text:p>83.899</text:p>
          </table:table-cell>
        </table:table-row>
        <table:table-row table:style-name="ro1">
          <table:table-cell/>
          <table:table-cell office:value-type="float" office:value="33.326" calcext:value-type="float">
            <text:p>33.326</text:p>
          </table:table-cell>
          <table:table-cell office:value-type="float" office:value="74.835" calcext:value-type="float">
            <text:p>74.835</text:p>
          </table:table-cell>
          <table:table-cell office:value-type="float" office:value="92.398" calcext:value-type="float">
            <text:p>92.398</text:p>
          </table:table-cell>
          <table:table-cell office:value-type="float" office:value="64.201" calcext:value-type="float">
            <text:p>64.201</text:p>
          </table:table-cell>
          <table:table-cell office:value-type="float" office:value="75.422" calcext:value-type="float">
            <text:p>75.422</text:p>
          </table:table-cell>
          <table:table-cell office:value-type="float" office:value="85.765" calcext:value-type="float">
            <text:p>85.765</text:p>
          </table:table-cell>
        </table:table-row>
        <table:table-row table:style-name="ro1">
          <table:table-cell/>
          <table:table-cell office:value-type="float" office:value="37.886" calcext:value-type="float">
            <text:p>37.886</text:p>
          </table:table-cell>
          <table:table-cell office:value-type="float" office:value="74.835" calcext:value-type="float">
            <text:p>74.835</text:p>
          </table:table-cell>
          <table:table-cell office:value-type="float" office:value="92.398" calcext:value-type="float">
            <text:p>92.398</text:p>
          </table:table-cell>
          <table:table-cell office:value-type="float" office:value="64.201" calcext:value-type="float">
            <text:p>64.201</text:p>
          </table:table-cell>
          <table:table-cell office:value-type="float" office:value="76.858" calcext:value-type="float">
            <text:p>76.858</text:p>
          </table:table-cell>
          <table:table-cell office:value-type="float" office:value="85.765" calcext:value-type="float">
            <text:p>85.765</text:p>
          </table:table-cell>
        </table:table-row>
        <table:table-row table:style-name="ro1">
          <table:table-cell/>
          <table:table-cell office:value-type="float" office:value="37.886" calcext:value-type="float">
            <text:p>37.886</text:p>
          </table:table-cell>
          <table:table-cell office:value-type="float" office:value="74.835" calcext:value-type="float">
            <text:p>74.835</text:p>
          </table:table-cell>
          <table:table-cell office:value-type="float" office:value="92.398" calcext:value-type="float">
            <text:p>92.398</text:p>
          </table:table-cell>
          <table:table-cell office:value-type="float" office:value="64.201" calcext:value-type="float">
            <text:p>64.201</text:p>
          </table:table-cell>
          <table:table-cell office:value-type="float" office:value="80.868" calcext:value-type="float">
            <text:p>80.868</text:p>
          </table:table-cell>
          <table:table-cell office:value-type="float" office:value="85.765" calcext:value-type="float">
            <text:p>85.765</text:p>
          </table:table-cell>
        </table:table-row>
        <table:table-row table:style-name="ro1">
          <table:table-cell/>
          <table:table-cell office:value-type="float" office:value="41.165" calcext:value-type="float">
            <text:p>41.165</text:p>
          </table:table-cell>
          <table:table-cell office:value-type="float" office:value="77.039" calcext:value-type="float">
            <text:p>77.039</text:p>
          </table:table-cell>
          <table:table-cell office:value-type="float" office:value="93.377" calcext:value-type="float">
            <text:p>93.377</text:p>
          </table:table-cell>
          <table:table-cell office:value-type="float" office:value="64.201" calcext:value-type="float">
            <text:p>64.201</text:p>
          </table:table-cell>
          <table:table-cell office:value-type="float" office:value="80.868" calcext:value-type="float">
            <text:p>80.868</text:p>
          </table:table-cell>
          <table:table-cell office:value-type="float" office:value="87.856" calcext:value-type="float">
            <text:p>87.856</text:p>
          </table:table-cell>
        </table:table-row>
        <table:table-row table:style-name="ro1">
          <table:table-cell/>
          <table:table-cell office:value-type="float" office:value="41.165" calcext:value-type="float">
            <text:p>41.165</text:p>
          </table:table-cell>
          <table:table-cell office:value-type="float" office:value="77.039" calcext:value-type="float">
            <text:p>77.039</text:p>
          </table:table-cell>
          <table:table-cell office:value-type="float" office:value="95.199" calcext:value-type="float">
            <text:p>95.199</text:p>
          </table:table-cell>
          <table:table-cell office:value-type="float" office:value="64.201" calcext:value-type="float">
            <text:p>64.201</text:p>
          </table:table-cell>
          <table:table-cell office:value-type="float" office:value="83.764" calcext:value-type="float">
            <text:p>83.764</text:p>
          </table:table-cell>
          <table:table-cell office:value-type="float" office:value="87.856" calcext:value-type="float">
            <text:p>87.856</text:p>
          </table:table-cell>
        </table:table-row>
        <table:table-row table:style-name="ro1">
          <table:table-cell/>
          <table:table-cell office:value-type="float" office:value="41.165" calcext:value-type="float">
            <text:p>41.165</text:p>
          </table:table-cell>
          <table:table-cell office:value-type="float" office:value="77.039" calcext:value-type="float">
            <text:p>77.039</text:p>
          </table:table-cell>
          <table:table-cell office:value-type="float" office:value="96.771" calcext:value-type="float">
            <text:p>96.771</text:p>
          </table:table-cell>
          <table:table-cell office:value-type="float" office:value="64.201" calcext:value-type="float">
            <text:p>64.201</text:p>
          </table:table-cell>
          <table:table-cell office:value-type="float" office:value="85.102" calcext:value-type="float">
            <text:p>85.102</text:p>
          </table:table-cell>
          <table:table-cell office:value-type="float" office:value="87.856" calcext:value-type="float">
            <text:p>87.856</text:p>
          </table:table-cell>
        </table:table-row>
        <table:table-row table:style-name="ro1">
          <table:table-cell/>
          <table:table-cell office:value-type="float" office:value="42.562" calcext:value-type="float">
            <text:p>42.562</text:p>
          </table:table-cell>
          <table:table-cell office:value-type="float" office:value="77.039" calcext:value-type="float">
            <text:p>77.039</text:p>
          </table:table-cell>
          <table:table-cell office:value-type="float" office:value="96.771" calcext:value-type="float">
            <text:p>96.771</text:p>
          </table:table-cell>
          <table:table-cell office:value-type="float" office:value="64.201" calcext:value-type="float">
            <text:p>64.201</text:p>
          </table:table-cell>
          <table:table-cell office:value-type="float" office:value="86.062" calcext:value-type="float">
            <text:p>86.062</text:p>
          </table:table-cell>
          <table:table-cell office:value-type="float" office:value="87.856" calcext:value-type="float">
            <text:p>87.856</text:p>
          </table:table-cell>
        </table:table-row>
        <table:table-row table:style-name="ro1">
          <table:table-cell/>
          <table:table-cell office:value-type="float" office:value="50.014" calcext:value-type="float">
            <text:p>50.014</text:p>
          </table:table-cell>
          <table:table-cell office:value-type="float" office:value="77.039" calcext:value-type="float">
            <text:p>77.039</text:p>
          </table:table-cell>
          <table:table-cell office:value-type="float" office:value="96.771" calcext:value-type="float">
            <text:p>96.771</text:p>
          </table:table-cell>
          <table:table-cell office:value-type="float" office:value="64.201" calcext:value-type="float">
            <text:p>64.201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87.856" calcext:value-type="float">
            <text:p>87.856</text:p>
          </table:table-cell>
        </table:table-row>
        <table:table-row table:style-name="ro1">
          <table:table-cell/>
          <table:table-cell office:value-type="float" office:value="51.785" calcext:value-type="float">
            <text:p>51.785</text:p>
          </table:table-cell>
          <table:table-cell office:value-type="float" office:value="79.633" calcext:value-type="float">
            <text:p>79.633</text:p>
          </table:table-cell>
          <table:table-cell office:value-type="float" office:value="96.897" calcext:value-type="float">
            <text:p>96.897</text:p>
          </table:table-cell>
          <table:table-cell office:value-type="float" office:value="64.201" calcext:value-type="float">
            <text:p>64.201</text:p>
          </table:table-cell>
          <table:table-cell office:value-type="float" office:value="112.985" calcext:value-type="float">
            <text:p>112.985</text:p>
          </table:table-cell>
          <table:table-cell office:value-type="float" office:value="87.856" calcext:value-type="float">
            <text:p>87.856</text:p>
          </table:table-cell>
        </table:table-row>
        <table:table-row table:style-name="ro1">
          <table:table-cell/>
          <table:table-cell office:value-type="float" office:value="51.785" calcext:value-type="float">
            <text:p>51.785</text:p>
          </table:table-cell>
          <table:table-cell office:value-type="float" office:value="79.633" calcext:value-type="float">
            <text:p>79.633</text:p>
          </table:table-cell>
          <table:table-cell office:value-type="float" office:value="97.079" calcext:value-type="float">
            <text:p>97.079</text:p>
          </table:table-cell>
          <table:table-cell office:value-type="float" office:value="64.201" calcext:value-type="float">
            <text:p>64.201</text:p>
          </table:table-cell>
          <table:table-cell office:value-type="float" office:value="124.965" calcext:value-type="float">
            <text:p>124.965</text:p>
          </table:table-cell>
          <table:table-cell office:value-type="float" office:value="89.759" calcext:value-type="float">
            <text:p>89.759</text:p>
          </table:table-cell>
        </table:table-row>
        <table:table-row table:style-name="ro1">
          <table:table-cell/>
          <table:table-cell office:value-type="float" office:value="57.02" calcext:value-type="float">
            <text:p>57.02</text:p>
          </table:table-cell>
          <table:table-cell office:value-type="float" office:value="82.222" calcext:value-type="float">
            <text:p>82.222</text:p>
          </table:table-cell>
          <table:table-cell office:value-type="float" office:value="97.83" calcext:value-type="float">
            <text:p>97.83</text:p>
          </table:table-cell>
          <table:table-cell office:value-type="float" office:value="64.201" calcext:value-type="float">
            <text:p>64.201</text:p>
          </table:table-cell>
          <table:table-cell office:value-type="float" office:value="124.965" calcext:value-type="float">
            <text:p>124.965</text:p>
          </table:table-cell>
          <table:table-cell office:value-type="float" office:value="92.343" calcext:value-type="float">
            <text:p>92.343</text:p>
          </table:table-cell>
        </table:table-row>
        <table:table-row table:style-name="ro1">
          <table:table-cell/>
          <table:table-cell office:value-type="float" office:value="66.051" calcext:value-type="float">
            <text:p>66.051</text:p>
          </table:table-cell>
          <table:table-cell office:value-type="float" office:value="84.239" calcext:value-type="float">
            <text:p>84.239</text:p>
          </table:table-cell>
          <table:table-cell office:value-type="float" office:value="97.83" calcext:value-type="float">
            <text:p>97.83</text:p>
          </table:table-cell>
          <table:table-cell office:value-type="float" office:value="64.201" calcext:value-type="float">
            <text:p>64.201</text:p>
          </table:table-cell>
          <table:table-cell office:value-type="float" office:value="133.1" calcext:value-type="float">
            <text:p>133.1</text:p>
          </table:table-cell>
          <table:table-cell office:value-type="float" office:value="94.479" calcext:value-type="float">
            <text:p>94.479</text:p>
          </table:table-cell>
        </table:table-row>
        <table:table-row table:style-name="ro1">
          <table:table-cell/>
          <table:table-cell office:value-type="float" office:value="66.051" calcext:value-type="float">
            <text:p>66.051</text:p>
          </table:table-cell>
          <table:table-cell office:value-type="float" office:value="84.239" calcext:value-type="float">
            <text:p>84.239</text:p>
          </table:table-cell>
          <table:table-cell office:value-type="float" office:value="98.739" calcext:value-type="float">
            <text:p>98.739</text:p>
          </table:table-cell>
          <table:table-cell office:value-type="float" office:value="64.201" calcext:value-type="float">
            <text:p>64.201</text:p>
          </table:table-cell>
          <table:table-cell office:value-type="float" office:value="146.148" calcext:value-type="float">
            <text:p>146.148</text:p>
          </table:table-cell>
          <table:table-cell office:value-type="float" office:value="94.479" calcext:value-type="float">
            <text:p>94.479</text:p>
          </table:table-cell>
        </table:table-row>
        <table:table-row table:style-name="ro1">
          <table:table-cell/>
          <table:table-cell office:value-type="float" office:value="66.051" calcext:value-type="float">
            <text:p>66.051</text:p>
          </table:table-cell>
          <table:table-cell office:value-type="float" office:value="87.827" calcext:value-type="float">
            <text:p>87.827</text:p>
          </table:table-cell>
          <table:table-cell office:value-type="float" office:value="102.585" calcext:value-type="float">
            <text:p>102.585</text:p>
          </table:table-cell>
          <table:table-cell office:value-type="float" office:value="64.201" calcext:value-type="float">
            <text:p>64.201</text:p>
          </table:table-cell>
          <table:table-cell office:value-type="float" office:value="146.969" calcext:value-type="float">
            <text:p>146.969</text:p>
          </table:table-cell>
          <table:table-cell office:value-type="float" office:value="96.996" calcext:value-type="float">
            <text:p>96.996</text:p>
          </table:table-cell>
        </table:table-row>
        <table:table-row table:style-name="ro1">
          <table:table-cell/>
          <table:table-cell office:value-type="float" office:value="66.051" calcext:value-type="float">
            <text:p>66.051</text:p>
          </table:table-cell>
          <table:table-cell office:value-type="float" office:value="87.827" calcext:value-type="float">
            <text:p>87.827</text:p>
          </table:table-cell>
          <table:table-cell office:value-type="float" office:value="105.314" calcext:value-type="float">
            <text:p>105.314</text:p>
          </table:table-cell>
          <table:table-cell office:value-type="float" office:value="67.133" calcext:value-type="float">
            <text:p>67.133</text:p>
          </table:table-cell>
          <table:table-cell office:value-type="float" office:value="146.969" calcext:value-type="float">
            <text:p>146.969</text:p>
          </table:table-cell>
          <table:table-cell office:value-type="float" office:value="96.996" calcext:value-type="float">
            <text:p>96.996</text:p>
          </table:table-cell>
        </table:table-row>
        <table:table-row table:style-name="ro1">
          <table:table-cell/>
          <table:table-cell office:value-type="float" office:value="68.685" calcext:value-type="float">
            <text:p>68.685</text:p>
          </table:table-cell>
          <table:table-cell office:value-type="float" office:value="113.886" calcext:value-type="float">
            <text:p>113.886</text:p>
          </table:table-cell>
          <table:table-cell office:value-type="float" office:value="106.633" calcext:value-type="float">
            <text:p>106.633</text:p>
          </table:table-cell>
          <table:table-cell office:value-type="float" office:value="67.133" calcext:value-type="float">
            <text:p>67.133</text:p>
          </table:table-cell>
          <table:table-cell office:value-type="float" office:value="146.969" calcext:value-type="float">
            <text:p>146.969</text:p>
          </table:table-cell>
          <table:table-cell office:value-type="float" office:value="96.996" calcext:value-type="float">
            <text:p>96.996</text:p>
          </table:table-cell>
        </table:table-row>
        <table:table-row table:style-name="ro1">
          <table:table-cell/>
          <table:table-cell office:value-type="float" office:value="71.128" calcext:value-type="float">
            <text:p>71.128</text:p>
          </table:table-cell>
          <table:table-cell office:value-type="float" office:value="115.04" calcext:value-type="float">
            <text:p>115.04</text:p>
          </table:table-cell>
          <table:table-cell office:value-type="float" office:value="106.633" calcext:value-type="float">
            <text:p>106.633</text:p>
          </table:table-cell>
          <table:table-cell office:value-type="float" office:value="67.133" calcext:value-type="float">
            <text:p>67.133</text:p>
          </table:table-cell>
          <table:table-cell office:value-type="float" office:value="146.969" calcext:value-type="float">
            <text:p>146.969</text:p>
          </table:table-cell>
          <table:table-cell office:value-type="float" office:value="96.996" calcext:value-type="float">
            <text:p>96.996</text:p>
          </table:table-cell>
        </table:table-row>
        <table:table-row table:style-name="ro1">
          <table:table-cell/>
          <table:table-cell office:value-type="float" office:value="71.128" calcext:value-type="float">
            <text:p>71.128</text:p>
          </table:table-cell>
          <table:table-cell office:value-type="float" office:value="116.431" calcext:value-type="float">
            <text:p>116.431</text:p>
          </table:table-cell>
          <table:table-cell office:value-type="float" office:value="106.633" calcext:value-type="float">
            <text:p>106.633</text:p>
          </table:table-cell>
          <table:table-cell office:value-type="float" office:value="68.961" calcext:value-type="float">
            <text:p>68.961</text:p>
          </table:table-cell>
          <table:table-cell office:value-type="float" office:value="146.969" calcext:value-type="float">
            <text:p>146.969</text:p>
          </table:table-cell>
          <table:table-cell office:value-type="float" office:value="99.007" calcext:value-type="float">
            <text:p>99.007</text:p>
          </table:table-cell>
        </table:table-row>
        <table:table-row table:style-name="ro1">
          <table:table-cell/>
          <table:table-cell office:value-type="float" office:value="71.825" calcext:value-type="float">
            <text:p>71.825</text:p>
          </table:table-cell>
          <table:table-cell office:value-type="float" office:value="118.189" calcext:value-type="float">
            <text:p>118.189</text:p>
          </table:table-cell>
          <table:table-cell office:value-type="float" office:value="106.633" calcext:value-type="float">
            <text:p>106.633</text:p>
          </table:table-cell>
          <table:table-cell office:value-type="float" office:value="75.329" calcext:value-type="float">
            <text:p>75.329</text:p>
          </table:table-cell>
          <table:table-cell office:value-type="float" office:value="147.813" calcext:value-type="float">
            <text:p>147.813</text:p>
          </table:table-cell>
          <table:table-cell/>
        </table:table-row>
        <table:table-row table:style-name="ro1">
          <table:table-cell/>
          <table:table-cell office:value-type="float" office:value="75.642" calcext:value-type="float">
            <text:p>75.642</text:p>
          </table:table-cell>
          <table:table-cell office:value-type="float" office:value="120.429" calcext:value-type="float">
            <text:p>120.429</text:p>
          </table:table-cell>
          <table:table-cell office:value-type="float" office:value="108.751" calcext:value-type="float">
            <text:p>108.751</text:p>
          </table:table-cell>
          <table:table-cell office:value-type="float" office:value="75.329" calcext:value-type="float">
            <text:p>75.329</text:p>
          </table:table-cell>
          <table:table-cell office:value-type="float" office:value="150.209" calcext:value-type="float">
            <text:p>150.209</text:p>
          </table:table-cell>
          <table:table-cell/>
        </table:table-row>
        <table:table-row table:style-name="ro1">
          <table:table-cell/>
          <table:table-cell office:value-type="float" office:value="75.642" calcext:value-type="float">
            <text:p>75.642</text:p>
          </table:table-cell>
          <table:table-cell office:value-type="float" office:value="121.753" calcext:value-type="float">
            <text:p>121.753</text:p>
          </table:table-cell>
          <table:table-cell office:value-type="float" office:value="111.625" calcext:value-type="float">
            <text:p>111.625</text:p>
          </table:table-cell>
          <table:table-cell office:value-type="float" office:value="77.767" calcext:value-type="float">
            <text:p>77.767</text:p>
          </table:table-cell>
          <table:table-cell office:value-type="float" office:value="156.762" calcext:value-type="float">
            <text:p>156.762</text:p>
          </table:table-cell>
          <table:table-cell/>
        </table:table-row>
        <table:table-row table:style-name="ro1">
          <table:table-cell/>
          <table:table-cell office:value-type="float" office:value="75.642" calcext:value-type="float">
            <text:p>75.642</text:p>
          </table:table-cell>
          <table:table-cell office:value-type="float" office:value="124.898" calcext:value-type="float">
            <text:p>124.898</text:p>
          </table:table-cell>
          <table:table-cell office:value-type="float" office:value="111.625" calcext:value-type="float">
            <text:p>111.625</text:p>
          </table:table-cell>
          <table:table-cell office:value-type="float" office:value="77.767" calcext:value-type="float">
            <text:p>77.767</text:p>
          </table:table-cell>
          <table:table-cell office:value-type="float" office:value="160.812" calcext:value-type="float">
            <text:p>160.812</text:p>
          </table:table-cell>
          <table:table-cell/>
        </table:table-row>
        <table:table-row table:style-name="ro1">
          <table:table-cell/>
          <table:table-cell office:value-type="float" office:value="78.758" calcext:value-type="float">
            <text:p>78.758</text:p>
          </table:table-cell>
          <table:table-cell office:value-type="float" office:value="124.898" calcext:value-type="float">
            <text:p>124.898</text:p>
          </table:table-cell>
          <table:table-cell office:value-type="float" office:value="113.682" calcext:value-type="float">
            <text:p>113.682</text:p>
          </table:table-cell>
          <table:table-cell office:value-type="float" office:value="77.767" calcext:value-type="float">
            <text:p>77.767</text:p>
          </table:table-cell>
          <table:table-cell office:value-type="float" office:value="161.46" calcext:value-type="float">
            <text:p>161.46</text:p>
          </table:table-cell>
          <table:table-cell/>
        </table:table-row>
        <table:table-row table:style-name="ro1">
          <table:table-cell/>
          <table:table-cell office:value-type="float" office:value="79.323" calcext:value-type="float">
            <text:p>79.323</text:p>
          </table:table-cell>
          <table:table-cell office:value-type="float" office:value="124.898" calcext:value-type="float">
            <text:p>124.898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77.767" calcext:value-type="float">
            <text:p>77.767</text:p>
          </table:table-cell>
          <table:table-cell office:value-type="float" office:value="168.844" calcext:value-type="float">
            <text:p>168.844</text:p>
          </table:table-cell>
          <table:table-cell/>
        </table:table-row>
        <table:table-row table:style-name="ro1">
          <table:table-cell/>
          <table:table-cell office:value-type="float" office:value="85.226" calcext:value-type="float">
            <text:p>85.226</text:p>
          </table:table-cell>
          <table:table-cell office:value-type="float" office:value="124.898" calcext:value-type="float">
            <text:p>124.898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78.546" calcext:value-type="float">
            <text:p>78.546</text:p>
          </table:table-cell>
          <table:table-cell office:value-type="float" office:value="170.781" calcext:value-type="float">
            <text:p>170.781</text:p>
          </table:table-cell>
          <table:table-cell/>
        </table:table-row>
        <table:table-row table:style-name="ro1">
          <table:table-cell/>
          <table:table-cell office:value-type="float" office:value="85.226" calcext:value-type="float">
            <text:p>85.226</text:p>
          </table:table-cell>
          <table:table-cell office:value-type="float" office:value="126.875" calcext:value-type="float">
            <text:p>126.875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79.52" calcext:value-type="float">
            <text:p>79.52</text:p>
          </table:table-cell>
          <table:table-cell office:value-type="float" office:value="171.977" calcext:value-type="float">
            <text:p>171.977</text:p>
          </table:table-cell>
          <table:table-cell/>
        </table:table-row>
        <table:table-row table:style-name="ro1">
          <table:table-cell/>
          <table:table-cell office:value-type="float" office:value="93.501" calcext:value-type="float">
            <text:p>93.501</text:p>
          </table:table-cell>
          <table:table-cell office:value-type="float" office:value="126.875" calcext:value-type="float">
            <text:p>126.875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1.038" calcext:value-type="float">
            <text:p>81.038</text:p>
          </table:table-cell>
          <table:table-cell office:value-type="float" office:value="171.977" calcext:value-type="float">
            <text:p>171.977</text:p>
          </table:table-cell>
          <table:table-cell/>
        </table:table-row>
        <table:table-row table:style-name="ro1">
          <table:table-cell/>
          <table:table-cell office:value-type="float" office:value="93.501" calcext:value-type="float">
            <text:p>93.501</text:p>
          </table:table-cell>
          <table:table-cell office:value-type="float" office:value="126.875" calcext:value-type="float">
            <text:p>126.875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1.038" calcext:value-type="float">
            <text:p>81.038</text:p>
          </table:table-cell>
          <table:table-cell office:value-type="float" office:value="173.896" calcext:value-type="float">
            <text:p>173.896</text:p>
          </table:table-cell>
          <table:table-cell/>
        </table:table-row>
        <table:table-row table:style-name="ro1">
          <table:table-cell/>
          <table:table-cell office:value-type="float" office:value="93.501" calcext:value-type="float">
            <text:p>93.501</text:p>
          </table:table-cell>
          <table:table-cell office:value-type="float" office:value="126.875" calcext:value-type="float">
            <text:p>126.875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3.024" calcext:value-type="float">
            <text:p>83.024</text:p>
          </table:table-cell>
          <table:table-cell office:value-type="float" office:value="173.896" calcext:value-type="float">
            <text:p>173.896</text:p>
          </table:table-cell>
          <table:table-cell/>
        </table:table-row>
        <table:table-row table:style-name="ro1">
          <table:table-cell/>
          <table:table-cell office:value-type="float" office:value="93.501" calcext:value-type="float">
            <text:p>93.501</text:p>
          </table:table-cell>
          <table:table-cell office:value-type="float" office:value="128.16" calcext:value-type="float">
            <text:p>128.16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3.024" calcext:value-type="float">
            <text:p>83.024</text:p>
          </table:table-cell>
          <table:table-cell office:value-type="float" office:value="175.341" calcext:value-type="float">
            <text:p>175.341</text:p>
          </table:table-cell>
          <table:table-cell/>
        </table:table-row>
        <table:table-row table:style-name="ro1">
          <table:table-cell/>
          <table:table-cell office:value-type="float" office:value="95.302" calcext:value-type="float">
            <text:p>95.302</text:p>
          </table:table-cell>
          <table:table-cell office:value-type="float" office:value="128.16" calcext:value-type="float">
            <text:p>128.16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3.024" calcext:value-type="float">
            <text:p>83.024</text:p>
          </table:table-cell>
          <table:table-cell office:value-type="float" office:value="175.885" calcext:value-type="float">
            <text:p>175.885</text:p>
          </table:table-cell>
          <table:table-cell/>
        </table:table-row>
        <table:table-row table:style-name="ro1">
          <table:table-cell/>
          <table:table-cell office:value-type="float" office:value="95.302" calcext:value-type="float">
            <text:p>95.302</text:p>
          </table:table-cell>
          <table:table-cell office:value-type="float" office:value="131.038" calcext:value-type="float">
            <text:p>131.038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3.024" calcext:value-type="float">
            <text:p>83.024</text:p>
          </table:table-cell>
          <table:table-cell office:value-type="float" office:value="177.483" calcext:value-type="float">
            <text:p>177.483</text:p>
          </table:table-cell>
          <table:table-cell/>
        </table:table-row>
        <table:table-row table:style-name="ro1">
          <table:table-cell/>
          <table:table-cell office:value-type="float" office:value="95.302" calcext:value-type="float">
            <text:p>95.302</text:p>
          </table:table-cell>
          <table:table-cell office:value-type="float" office:value="131.038" calcext:value-type="float">
            <text:p>131.038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4.108" calcext:value-type="float">
            <text:p>84.108</text:p>
          </table:table-cell>
          <table:table-cell office:value-type="float" office:value="178.26" calcext:value-type="float">
            <text:p>178.26</text:p>
          </table:table-cell>
          <table:table-cell/>
        </table:table-row>
        <table:table-row table:style-name="ro1">
          <table:table-cell/>
          <table:table-cell office:value-type="float" office:value="98.349" calcext:value-type="float">
            <text:p>98.349</text:p>
          </table:table-cell>
          <table:table-cell office:value-type="float" office:value="137.62" calcext:value-type="float">
            <text:p>137.62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4.108" calcext:value-type="float">
            <text:p>84.108</text:p>
          </table:table-cell>
          <table:table-cell office:value-type="float" office:value="178.812" calcext:value-type="float">
            <text:p>178.812</text:p>
          </table:table-cell>
          <table:table-cell/>
        </table:table-row>
        <table:table-row table:style-name="ro1">
          <table:table-cell/>
          <table:table-cell office:value-type="float" office:value="100.768" calcext:value-type="float">
            <text:p>100.768</text:p>
          </table:table-cell>
          <table:table-cell office:value-type="float" office:value="139.224" calcext:value-type="float">
            <text:p>139.224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4.108" calcext:value-type="float">
            <text:p>84.108</text:p>
          </table:table-cell>
          <table:table-cell office:value-type="float" office:value="179.271" calcext:value-type="float">
            <text:p>179.271</text:p>
          </table:table-cell>
          <table:table-cell/>
        </table:table-row>
        <table:table-row table:style-name="ro1">
          <table:table-cell/>
          <table:table-cell office:value-type="float" office:value="101.561" calcext:value-type="float">
            <text:p>101.561</text:p>
          </table:table-cell>
          <table:table-cell office:value-type="float" office:value="139.224" calcext:value-type="float">
            <text:p>139.224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4.311" calcext:value-type="float">
            <text:p>84.311</text:p>
          </table:table-cell>
          <table:table-cell office:value-type="float" office:value="190.297" calcext:value-type="float">
            <text:p>190.297</text:p>
          </table:table-cell>
          <table:table-cell/>
        </table:table-row>
        <table:table-row table:style-name="ro1">
          <table:table-cell/>
          <table:table-cell office:value-type="float" office:value="102.099" calcext:value-type="float">
            <text:p>102.099</text:p>
          </table:table-cell>
          <table:table-cell office:value-type="float" office:value="139.224" calcext:value-type="float">
            <text:p>139.224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89.85" calcext:value-type="float">
            <text:p>89.85</text:p>
          </table:table-cell>
          <table:table-cell office:value-type="float" office:value="190.297" calcext:value-type="float">
            <text:p>190.297</text:p>
          </table:table-cell>
          <table:table-cell/>
        </table:table-row>
        <table:table-row table:style-name="ro1">
          <table:table-cell/>
          <table:table-cell office:value-type="float" office:value="102.099" calcext:value-type="float">
            <text:p>102.099</text:p>
          </table:table-cell>
          <table:table-cell office:value-type="float" office:value="140.792" calcext:value-type="float">
            <text:p>140.792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91.703" calcext:value-type="float">
            <text:p>91.703</text:p>
          </table:table-cell>
          <table:table-cell office:value-type="float" office:value="192.035" calcext:value-type="float">
            <text:p>192.035</text:p>
          </table:table-cell>
          <table:table-cell/>
        </table:table-row>
        <table:table-row table:style-name="ro1">
          <table:table-cell/>
          <table:table-cell office:value-type="float" office:value="103.555" calcext:value-type="float">
            <text:p>103.555</text:p>
          </table:table-cell>
          <table:table-cell office:value-type="float" office:value="140.792" calcext:value-type="float">
            <text:p>140.792</text:p>
          </table:table-cell>
          <table:table-cell office:value-type="float" office:value="115.104" calcext:value-type="float">
            <text:p>115.104</text:p>
          </table:table-cell>
          <table:table-cell office:value-type="float" office:value="99.345" calcext:value-type="float">
            <text:p>99.345</text:p>
          </table:table-cell>
          <table:table-cell office:value-type="float" office:value="198.218" calcext:value-type="float">
            <text:p>198.218</text:p>
          </table:table-cell>
          <table:table-cell/>
        </table:table-row>
        <table:table-row table:style-name="ro1">
          <table:table-cell/>
          <table:table-cell office:value-type="float" office:value="104.796" calcext:value-type="float">
            <text:p>104.796</text:p>
          </table:table-cell>
          <table:table-cell office:value-type="float" office:value="140.792" calcext:value-type="float">
            <text:p>140.792</text:p>
          </table:table-cell>
          <table:table-cell office:value-type="float" office:value="117.039" calcext:value-type="float">
            <text:p>117.039</text:p>
          </table:table-cell>
          <table:table-cell office:value-type="float" office:value="100.246" calcext:value-type="float">
            <text:p>100.246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07.915" calcext:value-type="float">
            <text:p>107.915</text:p>
          </table:table-cell>
          <table:table-cell office:value-type="float" office:value="148.346" calcext:value-type="float">
            <text:p>148.346</text:p>
          </table:table-cell>
          <table:table-cell office:value-type="float" office:value="124.494" calcext:value-type="float">
            <text:p>124.494</text:p>
          </table:table-cell>
          <table:table-cell office:value-type="float" office:value="100.246" calcext:value-type="float">
            <text:p>100.246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07.915" calcext:value-type="float">
            <text:p>107.915</text:p>
          </table:table-cell>
          <table:table-cell office:value-type="float" office:value="150.196" calcext:value-type="float">
            <text:p>150.196</text:p>
          </table:table-cell>
          <table:table-cell office:value-type="float" office:value="124.839" calcext:value-type="float">
            <text:p>124.839</text:p>
          </table:table-cell>
          <table:table-cell office:value-type="float" office:value="108.166" calcext:value-type="float">
            <text:p>108.166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3.494" calcext:value-type="float">
            <text:p>113.494</text:p>
          </table:table-cell>
          <table:table-cell office:value-type="float" office:value="150.196" calcext:value-type="float">
            <text:p>150.196</text:p>
          </table:table-cell>
          <table:table-cell office:value-type="float" office:value="124.839" calcext:value-type="float">
            <text:p>124.839</text:p>
          </table:table-cell>
          <table:table-cell office:value-type="float" office:value="108.166" calcext:value-type="float">
            <text:p>108.166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3.494" calcext:value-type="float">
            <text:p>113.494</text:p>
          </table:table-cell>
          <table:table-cell office:value-type="float" office:value="150.196" calcext:value-type="float">
            <text:p>150.196</text:p>
          </table:table-cell>
          <table:table-cell office:value-type="float" office:value="125.997" calcext:value-type="float">
            <text:p>125.997</text:p>
          </table:table-cell>
          <table:table-cell office:value-type="float" office:value="108.166" calcext:value-type="float">
            <text:p>108.166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4.432" calcext:value-type="float">
            <text:p>114.432</text:p>
          </table:table-cell>
          <table:table-cell office:value-type="float" office:value="150.196" calcext:value-type="float">
            <text:p>150.196</text:p>
          </table:table-cell>
          <table:table-cell office:value-type="float" office:value="127.073" calcext:value-type="float">
            <text:p>127.073</text:p>
          </table:table-cell>
          <table:table-cell office:value-type="float" office:value="108.166" calcext:value-type="float">
            <text:p>108.166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50.196" calcext:value-type="float">
            <text:p>150.196</text:p>
          </table:table-cell>
          <table:table-cell office:value-type="float" office:value="127.073" calcext:value-type="float">
            <text:p>127.073</text:p>
          </table:table-cell>
          <table:table-cell office:value-type="float" office:value="108.166" calcext:value-type="float">
            <text:p>108.166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50.196" calcext:value-type="float">
            <text:p>150.196</text:p>
          </table:table-cell>
          <table:table-cell office:value-type="float" office:value="128.513" calcext:value-type="float">
            <text:p>128.513</text:p>
          </table:table-cell>
          <table:table-cell office:value-type="float" office:value="109.818" calcext:value-type="float">
            <text:p>109.818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128.513" calcext:value-type="float">
            <text:p>128.513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56.178" calcext:value-type="float">
            <text:p>156.178</text:p>
          </table:table-cell>
          <table:table-cell office:value-type="float" office:value="128.513" calcext:value-type="float">
            <text:p>128.513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199.111" calcext:value-type="float">
            <text:p>199.111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56.178" calcext:value-type="float">
            <text:p>156.178</text:p>
          </table:table-cell>
          <table:table-cell office:value-type="float" office:value="129.436" calcext:value-type="float">
            <text:p>129.436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200.181" calcext:value-type="float">
            <text:p>200.181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59.39" calcext:value-type="float">
            <text:p>159.39</text:p>
          </table:table-cell>
          <table:table-cell office:value-type="float" office:value="130.819" calcext:value-type="float">
            <text:p>130.819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201.003" calcext:value-type="float">
            <text:p>201.003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62.389" calcext:value-type="float">
            <text:p>162.389</text:p>
          </table:table-cell>
          <table:table-cell office:value-type="float" office:value="131.871" calcext:value-type="float">
            <text:p>131.871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202.292" calcext:value-type="float">
            <text:p>202.292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65.208" calcext:value-type="float">
            <text:p>165.208</text:p>
          </table:table-cell>
          <table:table-cell office:value-type="float" office:value="133.535" calcext:value-type="float">
            <text:p>133.535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203.148" calcext:value-type="float">
            <text:p>203.148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65.208" calcext:value-type="float">
            <text:p>165.208</text:p>
          </table:table-cell>
          <table:table-cell office:value-type="float" office:value="133.535" calcext:value-type="float">
            <text:p>133.535</text:p>
          </table:table-cell>
          <table:table-cell office:value-type="float" office:value="125.911" calcext:value-type="float">
            <text:p>125.911</text:p>
          </table:table-cell>
          <table:table-cell office:value-type="float" office:value="204.672" calcext:value-type="float">
            <text:p>204.672</text:p>
          </table:table-cell>
          <table:table-cell/>
        </table:table-row>
        <table:table-row table:style-name="ro1">
          <table:table-cell/>
          <table:table-cell office:value-type="float" office:value="114.782" calcext:value-type="float">
            <text:p>114.782</text:p>
          </table:table-cell>
          <table:table-cell office:value-type="float" office:value="165.208" calcext:value-type="float">
            <text:p>165.208</text:p>
          </table:table-cell>
          <table:table-cell office:value-type="float" office:value="135.853" calcext:value-type="float">
            <text:p>135.853</text:p>
          </table:table-cell>
          <table:table-cell office:value-type="float" office:value="125.911" calcext:value-type="float">
            <text:p>125.911</text:p>
          </table:table-cell>
          <table:table-cell office:value-type="float" office:value="205.977" calcext:value-type="float">
            <text:p>205.977</text:p>
          </table:table-cell>
          <table:table-cell/>
        </table:table-row>
        <table:table-row table:style-name="ro1">
          <table:table-cell/>
          <table:table-cell office:value-type="float" office:value="115.186" calcext:value-type="float">
            <text:p>115.186</text:p>
          </table:table-cell>
          <table:table-cell office:value-type="float" office:value="165.208" calcext:value-type="float">
            <text:p>165.208</text:p>
          </table:table-cell>
          <table:table-cell office:value-type="float" office:value="135.853" calcext:value-type="float">
            <text:p>135.853</text:p>
          </table:table-cell>
          <table:table-cell office:value-type="float" office:value="127.916" calcext:value-type="float">
            <text:p>127.916</text:p>
          </table:table-cell>
          <table:table-cell office:value-type="float" office:value="207.473" calcext:value-type="float">
            <text:p>207.473</text:p>
          </table:table-cell>
          <table:table-cell/>
        </table:table-row>
        <table:table-row table:style-name="ro1">
          <table:table-cell/>
          <table:table-cell office:value-type="float" office:value="116.323" calcext:value-type="float">
            <text:p>116.323</text:p>
          </table:table-cell>
          <table:table-cell office:value-type="float" office:value="165.208" calcext:value-type="float">
            <text:p>165.208</text:p>
          </table:table-cell>
          <table:table-cell office:value-type="float" office:value="136.775" calcext:value-type="float">
            <text:p>136.775</text:p>
          </table:table-cell>
          <table:table-cell office:value-type="float" office:value="127.916" calcext:value-type="float">
            <text:p>127.916</text:p>
          </table:table-cell>
          <table:table-cell office:value-type="float" office:value="207.841" calcext:value-type="float">
            <text:p>207.841</text:p>
          </table:table-cell>
          <table:table-cell/>
        </table:table-row>
        <table:table-row table:style-name="ro1">
          <table:table-cell/>
          <table:table-cell office:value-type="float" office:value="116.323" calcext:value-type="float">
            <text:p>116.323</text:p>
          </table:table-cell>
          <table:table-cell office:value-type="float" office:value="169.535" calcext:value-type="float">
            <text:p>169.535</text:p>
          </table:table-cell>
          <table:table-cell office:value-type="float" office:value="136.775" calcext:value-type="float">
            <text:p>136.775</text:p>
          </table:table-cell>
          <table:table-cell office:value-type="float" office:value="127.916" calcext:value-type="float">
            <text:p>127.916</text:p>
          </table:table-cell>
          <table:table-cell office:value-type="float" office:value="209.048" calcext:value-type="float">
            <text:p>209.048</text:p>
          </table:table-cell>
          <table:table-cell/>
        </table:table-row>
        <table:table-row table:style-name="ro1">
          <table:table-cell/>
          <table:table-cell office:value-type="float" office:value="118.508" calcext:value-type="float">
            <text:p>118.508</text:p>
          </table:table-cell>
          <table:table-cell office:value-type="float" office:value="169.535" calcext:value-type="float">
            <text:p>169.535</text:p>
          </table:table-cell>
          <table:table-cell office:value-type="float" office:value="137.911" calcext:value-type="float">
            <text:p>137.911</text:p>
          </table:table-cell>
          <table:table-cell office:value-type="float" office:value="132.336" calcext:value-type="float">
            <text:p>132.336</text:p>
          </table:table-cell>
          <table:table-cell office:value-type="float" office:value="209.048" calcext:value-type="float">
            <text:p>209.048</text:p>
          </table:table-cell>
          <table:table-cell/>
        </table:table-row>
        <table:table-row table:style-name="ro1">
          <table:table-cell/>
          <table:table-cell office:value-type="float" office:value="118.508" calcext:value-type="float">
            <text:p>118.508</text:p>
          </table:table-cell>
          <table:table-cell office:value-type="float" office:value="170.059" calcext:value-type="float">
            <text:p>170.059</text:p>
          </table:table-cell>
          <table:table-cell office:value-type="float" office:value="139.887" calcext:value-type="float">
            <text:p>139.887</text:p>
          </table:table-cell>
          <table:table-cell office:value-type="float" office:value="133.721" calcext:value-type="float">
            <text:p>133.721</text:p>
          </table:table-cell>
          <table:table-cell office:value-type="float" office:value="216.65" calcext:value-type="float">
            <text:p>216.65</text:p>
          </table:table-cell>
          <table:table-cell/>
        </table:table-row>
        <table:table-row table:style-name="ro1">
          <table:table-cell/>
          <table:table-cell office:value-type="float" office:value="118.508" calcext:value-type="float">
            <text:p>118.508</text:p>
          </table:table-cell>
          <table:table-cell office:value-type="float" office:value="173.483" calcext:value-type="float">
            <text:p>173.483</text:p>
          </table:table-cell>
          <table:table-cell office:value-type="float" office:value="139.887" calcext:value-type="float">
            <text:p>139.887</text:p>
          </table:table-cell>
          <table:table-cell office:value-type="float" office:value="133.721" calcext:value-type="float">
            <text:p>133.721</text:p>
          </table:table-cell>
          <table:table-cell office:value-type="float" office:value="220.843" calcext:value-type="float">
            <text:p>220.843</text:p>
          </table:table-cell>
          <table:table-cell/>
        </table:table-row>
        <table:table-row table:style-name="ro1">
          <table:table-cell/>
          <table:table-cell office:value-type="float" office:value="132.612" calcext:value-type="float">
            <text:p>132.612</text:p>
          </table:table-cell>
          <table:table-cell office:value-type="float" office:value="173.845" calcext:value-type="float">
            <text:p>173.845</text:p>
          </table:table-cell>
          <table:table-cell office:value-type="float" office:value="139.887" calcext:value-type="float">
            <text:p>139.887</text:p>
          </table:table-cell>
          <table:table-cell office:value-type="float" office:value="133.721" calcext:value-type="float">
            <text:p>133.721</text:p>
          </table:table-cell>
          <table:table-cell office:value-type="float" office:value="220.843" calcext:value-type="float">
            <text:p>220.843</text:p>
          </table:table-cell>
          <table:table-cell/>
        </table:table-row>
        <table:table-row table:style-name="ro1">
          <table:table-cell/>
          <table:table-cell office:value-type="float" office:value="132.612" calcext:value-type="float">
            <text:p>132.612</text:p>
          </table:table-cell>
          <table:table-cell office:value-type="float" office:value="173.845" calcext:value-type="float">
            <text:p>173.845</text:p>
          </table:table-cell>
          <table:table-cell office:value-type="float" office:value="139.887" calcext:value-type="float">
            <text:p>139.887</text:p>
          </table:table-cell>
          <table:table-cell office:value-type="float" office:value="135.34" calcext:value-type="float">
            <text:p>135.34</text:p>
          </table:table-cell>
          <table:table-cell office:value-type="float" office:value="226.302" calcext:value-type="float">
            <text:p>226.302</text:p>
          </table:table-cell>
          <table:table-cell/>
        </table:table-row>
        <table:table-row table:style-name="ro1">
          <table:table-cell/>
          <table:table-cell office:value-type="float" office:value="134.065" calcext:value-type="float">
            <text:p>134.065</text:p>
          </table:table-cell>
          <table:table-cell office:value-type="float" office:value="173.845" calcext:value-type="float">
            <text:p>173.845</text:p>
          </table:table-cell>
          <table:table-cell office:value-type="float" office:value="139.887" calcext:value-type="float">
            <text:p>139.887</text:p>
          </table:table-cell>
          <table:table-cell office:value-type="float" office:value="141.685" calcext:value-type="float">
            <text:p>141.685</text:p>
          </table:table-cell>
          <table:table-cell office:value-type="float" office:value="226.302" calcext:value-type="float">
            <text:p>226.302</text:p>
          </table:table-cell>
          <table:table-cell/>
        </table:table-row>
        <table:table-row table:style-name="ro1">
          <table:table-cell/>
          <table:table-cell office:value-type="float" office:value="150.137" calcext:value-type="float">
            <text:p>150.137</text:p>
          </table:table-cell>
          <table:table-cell office:value-type="float" office:value="173.845" calcext:value-type="float">
            <text:p>173.845</text:p>
          </table:table-cell>
          <table:table-cell office:value-type="float" office:value="139.887" calcext:value-type="float">
            <text:p>139.887</text:p>
          </table:table-cell>
          <table:table-cell office:value-type="float" office:value="141.685" calcext:value-type="float">
            <text:p>141.685</text:p>
          </table:table-cell>
          <table:table-cell office:value-type="float" office:value="230.686" calcext:value-type="float">
            <text:p>230.686</text:p>
          </table:table-cell>
          <table:table-cell/>
        </table:table-row>
        <table:table-row table:style-name="ro1">
          <table:table-cell/>
          <table:table-cell office:value-type="float" office:value="151.026" calcext:value-type="float">
            <text:p>151.026</text:p>
          </table:table-cell>
          <table:table-cell office:value-type="float" office:value="175.07" calcext:value-type="float">
            <text:p>175.07</text:p>
          </table:table-cell>
          <table:table-cell office:value-type="float" office:value="140.731" calcext:value-type="float">
            <text:p>140.731</text:p>
          </table:table-cell>
          <table:table-cell office:value-type="float" office:value="147.111" calcext:value-type="float">
            <text:p>147.111</text:p>
          </table:table-cell>
          <table:table-cell office:value-type="float" office:value="232.943" calcext:value-type="float">
            <text:p>232.943</text:p>
          </table:table-cell>
          <table:table-cell/>
        </table:table-row>
        <table:table-row table:style-name="ro1">
          <table:table-cell/>
          <table:table-cell office:value-type="float" office:value="151.026" calcext:value-type="float">
            <text:p>151.026</text:p>
          </table:table-cell>
          <table:table-cell office:value-type="float" office:value="193.183" calcext:value-type="float">
            <text:p>193.183</text:p>
          </table:table-cell>
          <table:table-cell office:value-type="float" office:value="140.914" calcext:value-type="float">
            <text:p>140.914</text:p>
          </table:table-cell>
          <table:table-cell office:value-type="float" office:value="149.128" calcext:value-type="float">
            <text:p>149.128</text:p>
          </table:table-cell>
          <table:table-cell office:value-type="float" office:value="232.943" calcext:value-type="float">
            <text:p>232.943</text:p>
          </table:table-cell>
          <table:table-cell/>
        </table:table-row>
        <table:table-row table:style-name="ro1">
          <table:table-cell/>
          <table:table-cell office:value-type="float" office:value="151.026" calcext:value-type="float">
            <text:p>151.026</text:p>
          </table:table-cell>
          <table:table-cell office:value-type="float" office:value="194.508" calcext:value-type="float">
            <text:p>194.508</text:p>
          </table:table-cell>
          <table:table-cell office:value-type="float" office:value="141.852" calcext:value-type="float">
            <text:p>141.852</text:p>
          </table:table-cell>
          <table:table-cell office:value-type="float" office:value="152.126" calcext:value-type="float">
            <text:p>152.126</text:p>
          </table:table-cell>
          <table:table-cell office:value-type="float" office:value="234.542" calcext:value-type="float">
            <text:p>234.542</text:p>
          </table:table-cell>
          <table:table-cell/>
        </table:table-row>
        <table:table-row table:style-name="ro1">
          <table:table-cell/>
          <table:table-cell office:value-type="float" office:value="151.026" calcext:value-type="float">
            <text:p>151.026</text:p>
          </table:table-cell>
          <table:table-cell office:value-type="float" office:value="194.855" calcext:value-type="float">
            <text:p>194.855</text:p>
          </table:table-cell>
          <table:table-cell office:value-type="float" office:value="141.852" calcext:value-type="float">
            <text:p>141.852</text:p>
          </table:table-cell>
          <table:table-cell office:value-type="float" office:value="152.126" calcext:value-type="float">
            <text:p>152.126</text:p>
          </table:table-cell>
          <table:table-cell office:value-type="float" office:value="236.256" calcext:value-type="float">
            <text:p>236.256</text:p>
          </table:table-cell>
          <table:table-cell/>
        </table:table-row>
        <table:table-row table:style-name="ro1">
          <table:table-cell/>
          <table:table-cell office:value-type="float" office:value="151.026" calcext:value-type="float">
            <text:p>151.026</text:p>
          </table:table-cell>
          <table:table-cell office:value-type="float" office:value="195.701" calcext:value-type="float">
            <text:p>195.701</text:p>
          </table:table-cell>
          <table:table-cell office:value-type="float" office:value="142.83" calcext:value-type="float">
            <text:p>142.83</text:p>
          </table:table-cell>
          <table:table-cell office:value-type="float" office:value="167.042" calcext:value-type="float">
            <text:p>167.042</text:p>
          </table:table-cell>
          <table:table-cell office:value-type="float" office:value="239.14" calcext:value-type="float">
            <text:p>239.14</text:p>
          </table:table-cell>
          <table:table-cell/>
        </table:table-row>
        <table:table-row table:style-name="ro1">
          <table:table-cell/>
          <table:table-cell office:value-type="float" office:value="151.026" calcext:value-type="float">
            <text:p>151.026</text:p>
          </table:table-cell>
          <table:table-cell office:value-type="float" office:value="195.701" calcext:value-type="float">
            <text:p>195.701</text:p>
          </table:table-cell>
          <table:table-cell office:value-type="float" office:value="142.977" calcext:value-type="float">
            <text:p>142.977</text:p>
          </table:table-cell>
          <table:table-cell office:value-type="float" office:value="169.844" calcext:value-type="float">
            <text:p>169.844</text:p>
          </table:table-cell>
          <table:table-cell office:value-type="float" office:value="240.205" calcext:value-type="float">
            <text:p>240.205</text:p>
          </table:table-cell>
          <table:table-cell/>
        </table:table-row>
        <table:table-row table:style-name="ro1">
          <table:table-cell/>
          <table:table-cell office:value-type="float" office:value="151.92" calcext:value-type="float">
            <text:p>151.92</text:p>
          </table:table-cell>
          <table:table-cell office:value-type="float" office:value="195.701" calcext:value-type="float">
            <text:p>195.701</text:p>
          </table:table-cell>
          <table:table-cell office:value-type="float" office:value="143.213" calcext:value-type="float">
            <text:p>143.213</text:p>
          </table:table-cell>
          <table:table-cell office:value-type="float" office:value="169.844" calcext:value-type="float">
            <text:p>169.844</text:p>
          </table:table-cell>
          <table:table-cell office:value-type="float" office:value="240.834" calcext:value-type="float">
            <text:p>240.834</text:p>
          </table:table-cell>
          <table:table-cell/>
        </table:table-row>
        <table:table-row table:style-name="ro1">
          <table:table-cell/>
          <table:table-cell office:value-type="float" office:value="153.205" calcext:value-type="float">
            <text:p>153.205</text:p>
          </table:table-cell>
          <table:table-cell office:value-type="float" office:value="197.352" calcext:value-type="float">
            <text:p>197.352</text:p>
          </table:table-cell>
          <table:table-cell office:value-type="float" office:value="143.213" calcext:value-type="float">
            <text:p>143.213</text:p>
          </table:table-cell>
          <table:table-cell office:value-type="float" office:value="171.055" calcext:value-type="float">
            <text:p>171.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.643" calcext:value-type="float">
            <text:p>155.643</text:p>
          </table:table-cell>
          <table:table-cell office:value-type="float" office:value="197.352" calcext:value-type="float">
            <text:p>197.352</text:p>
          </table:table-cell>
          <table:table-cell office:value-type="float" office:value="143.213" calcext:value-type="float">
            <text:p>143.213</text:p>
          </table:table-cell>
          <table:table-cell office:value-type="float" office:value="176.337" calcext:value-type="float">
            <text:p>176.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.895" calcext:value-type="float">
            <text:p>160.895</text:p>
          </table:table-cell>
          <table:table-cell office:value-type="float" office:value="199.709" calcext:value-type="float">
            <text:p>199.709</text:p>
          </table:table-cell>
          <table:table-cell office:value-type="float" office:value="143.213" calcext:value-type="float">
            <text:p>143.213</text:p>
          </table:table-cell>
          <table:table-cell office:value-type="float" office:value="176.337" calcext:value-type="float">
            <text:p>176.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.161" calcext:value-type="float">
            <text:p>200.161</text:p>
          </table:table-cell>
          <table:table-cell office:value-type="float" office:value="216.352" calcext:value-type="float">
            <text:p>216.352</text:p>
          </table:table-cell>
          <table:table-cell office:value-type="float" office:value="143.213" calcext:value-type="float">
            <text:p>143.213</text:p>
          </table:table-cell>
          <table:table-cell office:value-type="float" office:value="177.14" calcext:value-type="float">
            <text:p>177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.161" calcext:value-type="float">
            <text:p>200.161</text:p>
          </table:table-cell>
          <table:table-cell office:value-type="float" office:value="218.662" calcext:value-type="float">
            <text:p>218.662</text:p>
          </table:table-cell>
          <table:table-cell office:value-type="float" office:value="143.213" calcext:value-type="float">
            <text:p>143.213</text:p>
          </table:table-cell>
          <table:table-cell office:value-type="float" office:value="181.615" calcext:value-type="float">
            <text:p>181.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.161" calcext:value-type="float">
            <text:p>200.161</text:p>
          </table:table-cell>
          <table:table-cell office:value-type="float" office:value="220.851" calcext:value-type="float">
            <text:p>220.851</text:p>
          </table:table-cell>
          <table:table-cell office:value-type="float" office:value="169.579" calcext:value-type="float">
            <text:p>169.579</text:p>
          </table:table-cell>
          <table:table-cell office:value-type="float" office:value="181.765" calcext:value-type="float">
            <text:p>181.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.161" calcext:value-type="float">
            <text:p>200.161</text:p>
          </table:table-cell>
          <table:table-cell office:value-type="float" office:value="224.449" calcext:value-type="float">
            <text:p>224.449</text:p>
          </table:table-cell>
          <table:table-cell office:value-type="float" office:value="169.579" calcext:value-type="float">
            <text:p>169.579</text:p>
          </table:table-cell>
          <table:table-cell office:value-type="float" office:value="187.089" calcext:value-type="float">
            <text:p>187.0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2.69" calcext:value-type="float">
            <text:p>222.69</text:p>
          </table:table-cell>
          <table:table-cell office:value-type="float" office:value="224.449" calcext:value-type="float">
            <text:p>224.449</text:p>
          </table:table-cell>
          <table:table-cell office:value-type="float" office:value="169.579" calcext:value-type="float">
            <text:p>169.579</text:p>
          </table:table-cell>
          <table:table-cell office:value-type="float" office:value="187.089" calcext:value-type="float">
            <text:p>187.0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5.172" calcext:value-type="float">
            <text:p>225.172</text:p>
          </table:table-cell>
          <table:table-cell office:value-type="float" office:value="224.449" calcext:value-type="float">
            <text:p>224.449</text:p>
          </table:table-cell>
          <table:table-cell office:value-type="float" office:value="171.285" calcext:value-type="float">
            <text:p>171.285</text:p>
          </table:table-cell>
          <table:table-cell office:value-type="float" office:value="187.089" calcext:value-type="float">
            <text:p>187.0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.784" calcext:value-type="float">
            <text:p>226.784</text:p>
          </table:table-cell>
          <table:table-cell office:value-type="float" office:value="224.449" calcext:value-type="float">
            <text:p>224.449</text:p>
          </table:table-cell>
          <table:table-cell office:value-type="float" office:value="171.285" calcext:value-type="float">
            <text:p>171.285</text:p>
          </table:table-cell>
          <table:table-cell office:value-type="float" office:value="191.822" calcext:value-type="float">
            <text:p>191.8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6.784" calcext:value-type="float">
            <text:p>226.784</text:p>
          </table:table-cell>
          <table:table-cell office:value-type="float" office:value="224.449" calcext:value-type="float">
            <text:p>224.449</text:p>
          </table:table-cell>
          <table:table-cell office:value-type="float" office:value="174.617" calcext:value-type="float">
            <text:p>174.617</text:p>
          </table:table-cell>
          <table:table-cell office:value-type="float" office:value="193.016" calcext:value-type="float">
            <text:p>193.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7.862" calcext:value-type="float">
            <text:p>227.862</text:p>
          </table:table-cell>
          <table:table-cell office:value-type="float" office:value="224.449" calcext:value-type="float">
            <text:p>224.449</text:p>
          </table:table-cell>
          <table:table-cell office:value-type="float" office:value="174.617" calcext:value-type="float">
            <text:p>174.617</text:p>
          </table:table-cell>
          <table:table-cell office:value-type="float" office:value="197.394" calcext:value-type="float">
            <text:p>197.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.245" calcext:value-type="float">
            <text:p>228.245</text:p>
          </table:table-cell>
          <table:table-cell office:value-type="float" office:value="224.449" calcext:value-type="float">
            <text:p>224.449</text:p>
          </table:table-cell>
          <table:table-cell office:value-type="float" office:value="175.986" calcext:value-type="float">
            <text:p>175.986</text:p>
          </table:table-cell>
          <table:table-cell office:value-type="float" office:value="197.394" calcext:value-type="float">
            <text:p>197.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.819" calcext:value-type="float">
            <text:p>228.819</text:p>
          </table:table-cell>
          <table:table-cell office:value-type="float" office:value="228.496" calcext:value-type="float">
            <text:p>228.496</text:p>
          </table:table-cell>
          <table:table-cell office:value-type="float" office:value="177.027" calcext:value-type="float">
            <text:p>177.027</text:p>
          </table:table-cell>
          <table:table-cell office:value-type="float" office:value="198.923" calcext:value-type="float">
            <text:p>198.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28.496" calcext:value-type="float">
            <text:p>228.496</text:p>
          </table:table-cell>
          <table:table-cell office:value-type="float" office:value="179.09" calcext:value-type="float">
            <text:p>179.09</text:p>
          </table:table-cell>
          <table:table-cell office:value-type="float" office:value="198.923" calcext:value-type="float">
            <text:p>198.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28.496" calcext:value-type="float">
            <text:p>228.496</text:p>
          </table:table-cell>
          <table:table-cell office:value-type="float" office:value="179.09" calcext:value-type="float">
            <text:p>179.09</text:p>
          </table:table-cell>
          <table:table-cell office:value-type="float" office:value="198.923" calcext:value-type="float">
            <text:p>198.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35.532" calcext:value-type="float">
            <text:p>235.532</text:p>
          </table:table-cell>
          <table:table-cell office:value-type="float" office:value="180.825" calcext:value-type="float">
            <text:p>180.825</text:p>
          </table:table-cell>
          <table:table-cell office:value-type="float" office:value="198.923" calcext:value-type="float">
            <text:p>198.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37.892" calcext:value-type="float">
            <text:p>237.892</text:p>
          </table:table-cell>
          <table:table-cell office:value-type="float" office:value="180.825" calcext:value-type="float">
            <text:p>180.825</text:p>
          </table:table-cell>
          <table:table-cell office:value-type="float" office:value="198.923" calcext:value-type="float">
            <text:p>198.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37.892" calcext:value-type="float">
            <text:p>237.892</text:p>
          </table:table-cell>
          <table:table-cell office:value-type="float" office:value="182.475" calcext:value-type="float">
            <text:p>182.475</text:p>
          </table:table-cell>
          <table:table-cell office:value-type="float" office:value="199.616" calcext:value-type="float">
            <text:p>199.6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39.213" calcext:value-type="float">
            <text:p>239.213</text:p>
          </table:table-cell>
          <table:table-cell office:value-type="float" office:value="185.325" calcext:value-type="float">
            <text:p>185.325</text:p>
          </table:table-cell>
          <table:table-cell office:value-type="float" office:value="201.646" calcext:value-type="float">
            <text:p>201.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41.061" calcext:value-type="float">
            <text:p>241.061</text:p>
          </table:table-cell>
          <table:table-cell office:value-type="float" office:value="189.839" calcext:value-type="float">
            <text:p>189.839</text:p>
          </table:table-cell>
          <table:table-cell office:value-type="float" office:value="203.646" calcext:value-type="float">
            <text:p>203.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48.955" calcext:value-type="float">
            <text:p>248.955</text:p>
          </table:table-cell>
          <table:table-cell office:value-type="float" office:value="189.839" calcext:value-type="float">
            <text:p>189.839</text:p>
          </table:table-cell>
          <table:table-cell office:value-type="float" office:value="203.646" calcext:value-type="float">
            <text:p>203.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48.955" calcext:value-type="float">
            <text:p>248.955</text:p>
          </table:table-cell>
          <table:table-cell office:value-type="float" office:value="189.839" calcext:value-type="float">
            <text:p>189.839</text:p>
          </table:table-cell>
          <table:table-cell office:value-type="float" office:value="203.646" calcext:value-type="float">
            <text:p>203.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49.437" calcext:value-type="float">
            <text:p>249.437</text:p>
          </table:table-cell>
          <table:table-cell office:value-type="float" office:value="191.526" calcext:value-type="float">
            <text:p>191.526</text:p>
          </table:table-cell>
          <table:table-cell office:value-type="float" office:value="203.646" calcext:value-type="float">
            <text:p>203.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58.634" calcext:value-type="float">
            <text:p>258.634</text:p>
          </table:table-cell>
          <table:table-cell office:value-type="float" office:value="191.526" calcext:value-type="float">
            <text:p>191.526</text:p>
          </table:table-cell>
          <table:table-cell office:value-type="float" office:value="204.741" calcext:value-type="float">
            <text:p>204.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58.634" calcext:value-type="float">
            <text:p>258.634</text:p>
          </table:table-cell>
          <table:table-cell office:value-type="float" office:value="191.526" calcext:value-type="float">
            <text:p>191.526</text:p>
          </table:table-cell>
          <table:table-cell office:value-type="float" office:value="205.711" calcext:value-type="float">
            <text:p>205.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62.475" calcext:value-type="float">
            <text:p>262.475</text:p>
          </table:table-cell>
          <table:table-cell office:value-type="float" office:value="191.526" calcext:value-type="float">
            <text:p>191.526</text:p>
          </table:table-cell>
          <table:table-cell office:value-type="float" office:value="205.711" calcext:value-type="float">
            <text:p>205.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66.949" calcext:value-type="float">
            <text:p>266.949</text:p>
          </table:table-cell>
          <table:table-cell office:value-type="float" office:value="191.526" calcext:value-type="float">
            <text:p>191.526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66.949" calcext:value-type="float">
            <text:p>266.949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76.128" calcext:value-type="float">
            <text:p>276.128</text:p>
          </table:table-cell>
          <table:table-cell office:value-type="float" office:value="197.033" calcext:value-type="float">
            <text:p>197.033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76.128" calcext:value-type="float">
            <text:p>276.128</text:p>
          </table:table-cell>
          <table:table-cell office:value-type="float" office:value="197.033" calcext:value-type="float">
            <text:p>197.033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91.402" calcext:value-type="float">
            <text:p>291.402</text:p>
          </table:table-cell>
          <table:table-cell office:value-type="float" office:value="198.337" calcext:value-type="float">
            <text:p>198.337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94.071" calcext:value-type="float">
            <text:p>294.071</text:p>
          </table:table-cell>
          <table:table-cell office:value-type="float" office:value="198.337" calcext:value-type="float">
            <text:p>198.337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96.626" calcext:value-type="float">
            <text:p>296.626</text:p>
          </table:table-cell>
          <table:table-cell office:value-type="float" office:value="199.626" calcext:value-type="float">
            <text:p>199.626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96.626" calcext:value-type="float">
            <text:p>296.626</text:p>
          </table:table-cell>
          <table:table-cell office:value-type="float" office:value="199.626" calcext:value-type="float">
            <text:p>199.626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96.626" calcext:value-type="float">
            <text:p>296.626</text:p>
          </table:table-cell>
          <table:table-cell office:value-type="float" office:value="205.632" calcext:value-type="float">
            <text:p>205.632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96.626" calcext:value-type="float">
            <text:p>296.626</text:p>
          </table:table-cell>
          <table:table-cell office:value-type="float" office:value="207.234" calcext:value-type="float">
            <text:p>207.234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299.437" calcext:value-type="float">
            <text:p>299.437</text:p>
          </table:table-cell>
          <table:table-cell office:value-type="float" office:value="217.111" calcext:value-type="float">
            <text:p>217.111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04.331" calcext:value-type="float">
            <text:p>304.331</text:p>
          </table:table-cell>
          <table:table-cell office:value-type="float" office:value="217.111" calcext:value-type="float">
            <text:p>217.111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08.137" calcext:value-type="float">
            <text:p>308.137</text:p>
          </table:table-cell>
          <table:table-cell office:value-type="float" office:value="222.391" calcext:value-type="float">
            <text:p>222.391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08.137" calcext:value-type="float">
            <text:p>308.137</text:p>
          </table:table-cell>
          <table:table-cell office:value-type="float" office:value="222.848" calcext:value-type="float">
            <text:p>222.848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08.137" calcext:value-type="float">
            <text:p>308.137</text:p>
          </table:table-cell>
          <table:table-cell office:value-type="float" office:value="223.395" calcext:value-type="float">
            <text:p>223.395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14.095" calcext:value-type="float">
            <text:p>314.095</text:p>
          </table:table-cell>
          <table:table-cell office:value-type="float" office:value="223.395" calcext:value-type="float">
            <text:p>223.395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15.614" calcext:value-type="float">
            <text:p>315.614</text:p>
          </table:table-cell>
          <table:table-cell office:value-type="float" office:value="223.395" calcext:value-type="float">
            <text:p>223.395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16.596" calcext:value-type="float">
            <text:p>316.596</text:p>
          </table:table-cell>
          <table:table-cell office:value-type="float" office:value="235.497" calcext:value-type="float">
            <text:p>235.497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 office:value-type="float" office:value="318.657" calcext:value-type="float">
            <text:p>318.657</text:p>
          </table:table-cell>
          <table:table-cell office:value-type="float" office:value="235.497" calcext:value-type="float">
            <text:p>235.497</text:p>
          </table:table-cell>
          <table:table-cell office:value-type="float" office:value="207.351" calcext:value-type="float">
            <text:p>207.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13.087" calcext:value-type="float">
            <text:p>213.0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14.497" calcext:value-type="float">
            <text:p>214.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18.521" calcext:value-type="float">
            <text:p>218.5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5.246" calcext:value-type="float">
            <text:p>225.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5.246" calcext:value-type="float">
            <text:p>225.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5.246" calcext:value-type="float">
            <text:p>225.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5.246" calcext:value-type="float">
            <text:p>225.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6.888" calcext:value-type="float">
            <text:p>226.8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6.888" calcext:value-type="float">
            <text:p>226.8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6.888" calcext:value-type="float">
            <text:p>226.8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29.312" calcext:value-type="float">
            <text:p>229.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0.724" calcext:value-type="float">
            <text:p>230.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2.197" calcext:value-type="float">
            <text:p>232.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2.466" calcext:value-type="float">
            <text:p>232.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2.466" calcext:value-type="float">
            <text:p>232.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2.466" calcext:value-type="float">
            <text:p>232.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5.299" calcext:value-type="float">
            <text:p>235.2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5.665" calcext:value-type="float">
            <text:p>235.6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5.665" calcext:value-type="float">
            <text:p>235.6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5.665" calcext:value-type="float">
            <text:p>235.6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9.324" calcext:value-type="float">
            <text:p>239.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9.848" calcext:value-type="float">
            <text:p>239.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6.644" calcext:value-type="float">
            <text:p>236.644</text:p>
          </table:table-cell>
          <table:table-cell office:value-type="float" office:value="239.848" calcext:value-type="float">
            <text:p>239.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7.755" calcext:value-type="float">
            <text:p>237.755</text:p>
          </table:table-cell>
          <table:table-cell office:value-type="float" office:value="241.004" calcext:value-type="float">
            <text:p>241.0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7.755" calcext:value-type="float">
            <text:p>237.755</text:p>
          </table:table-cell>
          <table:table-cell office:value-type="float" office:value="243.613" calcext:value-type="float">
            <text:p>243.6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7.755" calcext:value-type="float">
            <text:p>237.755</text:p>
          </table:table-cell>
          <table:table-cell office:value-type="float" office:value="243.613" calcext:value-type="float">
            <text:p>243.6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8.824" calcext:value-type="float">
            <text:p>238.824</text:p>
          </table:table-cell>
          <table:table-cell office:value-type="float" office:value="245.545" calcext:value-type="float">
            <text:p>245.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9.896" calcext:value-type="float">
            <text:p>239.896</text:p>
          </table:table-cell>
          <table:table-cell office:value-type="float" office:value="245.545" calcext:value-type="float">
            <text:p>245.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9.896" calcext:value-type="float">
            <text:p>239.896</text:p>
          </table:table-cell>
          <table:table-cell office:value-type="float" office:value="245.545" calcext:value-type="float">
            <text:p>245.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39.896" calcext:value-type="float">
            <text:p>239.896</text:p>
          </table:table-cell>
          <table:table-cell office:value-type="float" office:value="245.545" calcext:value-type="float">
            <text:p>245.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1.779" calcext:value-type="float">
            <text:p>241.779</text:p>
          </table:table-cell>
          <table:table-cell office:value-type="float" office:value="246.641" calcext:value-type="float">
            <text:p>246.6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1.779" calcext:value-type="float">
            <text:p>241.779</text:p>
          </table:table-cell>
          <table:table-cell office:value-type="float" office:value="248.511" calcext:value-type="float">
            <text:p>248.5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3.643" calcext:value-type="float">
            <text:p>243.643</text:p>
          </table:table-cell>
          <table:table-cell office:value-type="float" office:value="249.479" calcext:value-type="float">
            <text:p>249.4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3.643" calcext:value-type="float">
            <text:p>243.643</text:p>
          </table:table-cell>
          <table:table-cell office:value-type="float" office:value="249.479" calcext:value-type="float">
            <text:p>249.4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3.643" calcext:value-type="float">
            <text:p>243.643</text:p>
          </table:table-cell>
          <table:table-cell office:value-type="float" office:value="251.163" calcext:value-type="float">
            <text:p>251.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3.643" calcext:value-type="float">
            <text:p>243.643</text:p>
          </table:table-cell>
          <table:table-cell office:value-type="float" office:value="251.163" calcext:value-type="float">
            <text:p>251.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4.647" calcext:value-type="float">
            <text:p>244.647</text:p>
          </table:table-cell>
          <table:table-cell office:value-type="float" office:value="252.231" calcext:value-type="float">
            <text:p>252.2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5.124" calcext:value-type="float">
            <text:p>245.124</text:p>
          </table:table-cell>
          <table:table-cell office:value-type="float" office:value="254.428" calcext:value-type="float">
            <text:p>254.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5.885" calcext:value-type="float">
            <text:p>245.885</text:p>
          </table:table-cell>
          <table:table-cell office:value-type="float" office:value="256.69" calcext:value-type="float">
            <text:p>256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5.885" calcext:value-type="float">
            <text:p>245.885</text:p>
          </table:table-cell>
          <table:table-cell office:value-type="float" office:value="259.527" calcext:value-type="float">
            <text:p>259.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5.885" calcext:value-type="float">
            <text:p>245.885</text:p>
          </table:table-cell>
          <table:table-cell office:value-type="float" office:value="259.527" calcext:value-type="float">
            <text:p>259.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5.885" calcext:value-type="float">
            <text:p>245.885</text:p>
          </table:table-cell>
          <table:table-cell office:value-type="float" office:value="259.527" calcext:value-type="float">
            <text:p>259.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5.885" calcext:value-type="float">
            <text:p>245.885</text:p>
          </table:table-cell>
          <table:table-cell office:value-type="float" office:value="262.088" calcext:value-type="float">
            <text:p>262.0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.517" calcext:value-type="float">
            <text:p>229.517</text:p>
          </table:table-cell>
          <table:table-cell/>
          <table:table-cell office:value-type="float" office:value="245.885" calcext:value-type="float">
            <text:p>245.885</text:p>
          </table:table-cell>
          <table:table-cell office:value-type="float" office:value="262.088" calcext:value-type="float">
            <text:p>262.0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.733" calcext:value-type="float">
            <text:p>230.733</text:p>
          </table:table-cell>
          <table:table-cell/>
          <table:table-cell office:value-type="float" office:value="247.488" calcext:value-type="float">
            <text:p>247.488</text:p>
          </table:table-cell>
          <table:table-cell office:value-type="float" office:value="262.088" calcext:value-type="float">
            <text:p>262.0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3.931" calcext:value-type="float">
            <text:p>233.931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64.922" calcext:value-type="float">
            <text:p>264.9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3.931" calcext:value-type="float">
            <text:p>233.931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64.922" calcext:value-type="float">
            <text:p>264.9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3.931" calcext:value-type="float">
            <text:p>233.931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67.571" calcext:value-type="float">
            <text:p>267.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6.607" calcext:value-type="float">
            <text:p>236.607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69.185" calcext:value-type="float">
            <text:p>269.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.595" calcext:value-type="float">
            <text:p>237.59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69.185" calcext:value-type="float">
            <text:p>269.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.595" calcext:value-type="float">
            <text:p>237.59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70.438" calcext:value-type="float">
            <text:p>270.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.565" calcext:value-type="float">
            <text:p>241.56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71.829" calcext:value-type="float">
            <text:p>271.8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1.915" calcext:value-type="float">
            <text:p>261.91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74.068" calcext:value-type="float">
            <text:p>274.0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3.075" calcext:value-type="float">
            <text:p>263.07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396" calcext:value-type="float">
            <text:p>299.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4.346" calcext:value-type="float">
            <text:p>264.346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396" calcext:value-type="float">
            <text:p>299.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9.526" calcext:value-type="float">
            <text:p>269.526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396" calcext:value-type="float">
            <text:p>299.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3.176" calcext:value-type="float">
            <text:p>273.176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396" calcext:value-type="float">
            <text:p>299.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8.159" calcext:value-type="float">
            <text:p>278.159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396" calcext:value-type="float">
            <text:p>299.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8.159" calcext:value-type="float">
            <text:p>278.159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396" calcext:value-type="float">
            <text:p>299.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8.159" calcext:value-type="float">
            <text:p>278.159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583" calcext:value-type="float">
            <text:p>299.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.141" calcext:value-type="float">
            <text:p>279.141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583" calcext:value-type="float">
            <text:p>299.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9.647" calcext:value-type="float">
            <text:p>289.647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583" calcext:value-type="float">
            <text:p>299.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2.449" calcext:value-type="float">
            <text:p>292.449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299.735" calcext:value-type="float">
            <text:p>299.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.475" calcext:value-type="float">
            <text:p>304.47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02.519" calcext:value-type="float">
            <text:p>302.5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.475" calcext:value-type="float">
            <text:p>304.47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02.519" calcext:value-type="float">
            <text:p>302.5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.475" calcext:value-type="float">
            <text:p>304.47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11.675" calcext:value-type="float">
            <text:p>311.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.401" calcext:value-type="float">
            <text:p>318.401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11.675" calcext:value-type="float">
            <text:p>311.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8.401" calcext:value-type="float">
            <text:p>318.401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16.071" calcext:value-type="float">
            <text:p>316.0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9.285" calcext:value-type="float">
            <text:p>319.28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16.957" calcext:value-type="float">
            <text:p>316.9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3.427" calcext:value-type="float">
            <text:p>333.427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16.957" calcext:value-type="float">
            <text:p>316.9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.294" calcext:value-type="float">
            <text:p>337.294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16.957" calcext:value-type="float">
            <text:p>316.9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9.283" calcext:value-type="float">
            <text:p>339.283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23.512" calcext:value-type="float">
            <text:p>323.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.659" calcext:value-type="float">
            <text:p>340.659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28.325" calcext:value-type="float">
            <text:p>328.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4.055" calcext:value-type="float">
            <text:p>344.05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28.325" calcext:value-type="float">
            <text:p>328.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4.055" calcext:value-type="float">
            <text:p>344.055</text:p>
          </table:table-cell>
          <table:table-cell/>
          <table:table-cell office:value-type="float" office:value="248.226" calcext:value-type="float">
            <text:p>248.226</text:p>
          </table:table-cell>
          <table:table-cell office:value-type="float" office:value="329.767" calcext:value-type="float">
            <text:p>329.7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6.997" calcext:value-type="float">
            <text:p>346.997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.997" calcext:value-type="float">
            <text:p>346.997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.997" calcext:value-type="float">
            <text:p>346.997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6.801" calcext:value-type="float">
            <text:p>356.801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.402" calcext:value-type="float">
            <text:p>360.402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.737" calcext:value-type="float">
            <text:p>360.737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1.206" calcext:value-type="float">
            <text:p>361.206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.022" calcext:value-type="float">
            <text:p>372.022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.022" calcext:value-type="float">
            <text:p>372.022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.022" calcext:value-type="float">
            <text:p>372.022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.022" calcext:value-type="float">
            <text:p>372.022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7.35" calcext:value-type="float">
            <text:p>387.35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7.35" calcext:value-type="float">
            <text:p>387.35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.12" calcext:value-type="float">
            <text:p>395.12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.37" calcext:value-type="float">
            <text:p>396.37</text:p>
          </table:table-cell>
          <table:table-cell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226" calcext:value-type="float">
            <text:p>248.2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8.885" calcext:value-type="float">
            <text:p>248.8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49.635" calcext:value-type="float">
            <text:p>249.6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0.4" calcext:value-type="float">
            <text:p>250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1.883" calcext:value-type="float">
            <text:p>251.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1.883" calcext:value-type="float">
            <text:p>251.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1.883" calcext:value-type="float">
            <text:p>251.8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2.982" calcext:value-type="float">
            <text:p>252.9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3.853" calcext:value-type="float">
            <text:p>253.8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.355" calcext:value-type="float">
            <text:p>256.3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.634" calcext:value-type="float">
            <text:p>256.6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.634" calcext:value-type="float">
            <text:p>256.6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.634" calcext:value-type="float">
            <text:p>256.6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7.029" calcext:value-type="float">
            <text:p>257.0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2.718" calcext:value-type="float">
            <text:p>272.7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5.248" calcext:value-type="float">
            <text:p>275.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5.248" calcext:value-type="float">
            <text:p>275.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5.248" calcext:value-type="float">
            <text:p>275.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5.248" calcext:value-type="float">
            <text:p>275.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5.248" calcext:value-type="float">
            <text:p>275.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5.248" calcext:value-type="float">
            <text:p>275.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7.207" calcext:value-type="float">
            <text:p>277.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7.207" calcext:value-type="float">
            <text:p>277.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78.884" calcext:value-type="float">
            <text:p>278.8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5.328" calcext:value-type="float">
            <text:p>285.3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9.44" calcext:value-type="float">
            <text:p>289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8.483" calcext:value-type="float">
            <text:p>298.4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9.343" calcext:value-type="float">
            <text:p>299.3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9.343" calcext:value-type="float">
            <text:p>299.3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.767" calcext:value-type="float">
            <text:p>300.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.767" calcext:value-type="float">
            <text:p>300.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.767" calcext:value-type="float">
            <text:p>300.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.767" calcext:value-type="float">
            <text:p>300.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0.767" calcext:value-type="float">
            <text:p>300.7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1.808" calcext:value-type="float">
            <text:p>301.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1.808" calcext:value-type="float">
            <text:p>301.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2.639" calcext:value-type="float">
            <text:p>302.6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5.621" calcext:value-type="float">
            <text:p>305.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5.621" calcext:value-type="float">
            <text:p>305.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5.621" calcext:value-type="float">
            <text:p>305.6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7.714" calcext:value-type="float">
            <text:p>307.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7.991" calcext:value-type="float">
            <text:p>307.9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7.991" calcext:value-type="float">
            <text:p>307.9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8.296" calcext:value-type="float">
            <text:p>308.2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09.231" calcext:value-type="float">
            <text:p>309.2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8.339" calcext:value-type="float">
            <text:p>318.3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8.339" calcext:value-type="float">
            <text:p>318.3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8.339" calcext:value-type="float">
            <text:p>318.3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8.339" calcext:value-type="float">
            <text:p>318.3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0.459" calcext:value-type="float">
            <text:p>320.4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0.459" calcext:value-type="float">
            <text:p>320.4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26.09" calcext:value-type="float">
            <text:p>326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5.598" calcext:value-type="float">
            <text:p>335.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5.598" calcext:value-type="float">
            <text:p>335.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5.598" calcext:value-type="float">
            <text:p>335.5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37.371" calcext:value-type="float">
            <text:p>337.3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0.981" calcext:value-type="float">
            <text:p>340.9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0.981" calcext:value-type="float">
            <text:p>340.9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0.981" calcext:value-type="float">
            <text:p>340.9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0.981" calcext:value-type="float">
            <text:p>340.9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2.704" calcext:value-type="float">
            <text:p>342.7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3.519" calcext:value-type="float">
            <text:p>343.5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5.143" calcext:value-type="float">
            <text:p>345.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5.143" calcext:value-type="float">
            <text:p>345.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0.271" calcext:value-type="float">
            <text:p>350.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0.543" calcext:value-type="float">
            <text:p>350.5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0.543" calcext:value-type="float">
            <text:p>350.5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0.543" calcext:value-type="float">
            <text:p>350.5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0.906" calcext:value-type="float">
            <text:p>350.9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4.711" calcext:value-type="float">
            <text:p>354.7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59.314" calcext:value-type="float">
            <text:p>359.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2.352" calcext:value-type="float">
            <text:p>362.3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5.731" calcext:value-type="float">
            <text:p>365.7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65.731" calcext:value-type="float">
            <text:p>365.7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0.82" calcext:value-type="float">
            <text:p>370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0.82" calcext:value-type="float">
            <text:p>370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71.252" calcext:value-type="float">
            <text:p>371.2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2.753" calcext:value-type="float">
            <text:p>382.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3.789" calcext:value-type="float">
            <text:p>383.7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84.921" calcext:value-type="float">
            <text:p>384.921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7:14:33.617218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Bast</meta:initial-creator>
    <meta:creation-date>2015-03-23T11:04:57.693144165</meta:creation-date>
    <dc:date>2017-03-13T17:16:19.623147686</dc:date>
    <dc:creator>Jens Bast</dc:creator>
    <meta:editing-duration>PT37M38S</meta:editing-duration>
    <meta:editing-cycles>9</meta:editing-cycles>
    <meta:generator>LibreOffice/5.1.6.2$Linux_X86_64 LibreOffice_project/10m0$Build-2</meta:generator>
    <meta:document-statistic meta:table-count="2" meta:cell-count="110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5cm" xlink:href=".." xlink:type="simple" chart:class="chart:scatter" chart:style-name="ch1">
        <chart:legend chart:legend-position="end" svg:x="14.594cm" svg:y="4.198cm" style:legend-expansion="high" chart:style-name="ch2"/>
        <chart:plot-area chart:style-name="ch3" table:cell-range-address="Sheet1.C1:Sheet1.C147" chart:data-source-has-labels="row" svg:x="0.319cm" svg:y="0.179cm" svg:width="13.956cm" svg:height="8.637cm">
          <chartooo:coordinate-region svg:x="1.126cm" svg:y="0.379cm" svg:width="12.87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7" chart:label-cell-address="Sheet1.C1:Sheet1.C1" chart:class="chart:scatter">
            <chart:data-point chart:repeated="1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14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14">
                <text:p>2.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59">
                <text:p>5.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59">
                <text:p>5.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17">
                <text:p>10.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027">
                <text:p>14.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983">
                <text:p>18.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874">
                <text:p>28.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874">
                <text:p>28.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046">
                <text:p>37.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756">
                <text:p>37.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459">
                <text:p>38.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894">
                <text:p>44.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405">
                <text:p>45.4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032">
                <text:p>66.0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32">
                <text:p>66.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68">
                <text:p>66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338">
                <text:p>72.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.338">
                <text:p>72.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338">
                <text:p>72.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.338">
                <text:p>72.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.338">
                <text:p>72.3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.835">
                <text:p>74.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.835">
                <text:p>74.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.835">
                <text:p>74.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.039">
                <text:p>77.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.039">
                <text:p>77.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.039">
                <text:p>77.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.039">
                <text:p>77.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039">
                <text:p>77.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633">
                <text:p>79.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633">
                <text:p>79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.222">
                <text:p>82.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239">
                <text:p>84.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.239">
                <text:p>84.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.827">
                <text:p>87.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.827">
                <text:p>87.8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.886">
                <text:p>113.8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.04">
                <text:p>115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.431">
                <text:p>116.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.189">
                <text:p>118.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.429">
                <text:p>120.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.753">
                <text:p>121.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.898">
                <text:p>124.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4.898">
                <text:p>124.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.898">
                <text:p>124.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.898">
                <text:p>124.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.875">
                <text:p>126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.875">
                <text:p>126.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.875">
                <text:p>126.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.875">
                <text:p>126.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.16">
                <text:p>128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.16">
                <text:p>128.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038">
                <text:p>131.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038">
                <text:p>131.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.62">
                <text:p>137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.224">
                <text:p>139.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.224">
                <text:p>139.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9.224">
                <text:p>139.2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792">
                <text:p>140.7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.792">
                <text:p>140.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.792">
                <text:p>140.7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.346">
                <text:p>148.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.196">
                <text:p>150.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.196">
                <text:p>150.1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.196">
                <text:p>150.1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.196">
                <text:p>150.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.196">
                <text:p>150.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.196">
                <text:p>150.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.983">
                <text:p>151.9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.178">
                <text:p>156.1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.178">
                <text:p>156.1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.39">
                <text:p>159.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.389">
                <text:p>162.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.208">
                <text:p>165.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.208">
                <text:p>165.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.208">
                <text:p>165.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.208">
                <text:p>165.2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.208">
                <text:p>165.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.535">
                <text:p>169.5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9.535">
                <text:p>169.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.059">
                <text:p>170.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3.483">
                <text:p>173.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3.845">
                <text:p>173.8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.845">
                <text:p>173.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.845">
                <text:p>173.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3.845">
                <text:p>173.8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5.07">
                <text:p>175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3.183">
                <text:p>193.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.508">
                <text:p>194.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.855">
                <text:p>194.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.701">
                <text:p>195.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5.701">
                <text:p>195.7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5.701">
                <text:p>195.7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7.352">
                <text:p>197.3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.352">
                <text:p>197.3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.709">
                <text:p>199.7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6.352">
                <text:p>216.3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8.662">
                <text:p>218.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.851">
                <text:p>220.8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449">
                <text:p>224.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4.449">
                <text:p>224.4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4.449">
                <text:p>224.4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.449">
                <text:p>224.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4.449">
                <text:p>224.4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.449">
                <text:p>224.4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.449">
                <text:p>224.4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.496">
                <text:p>228.4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.496">
                <text:p>228.4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8.496">
                <text:p>228.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5.532">
                <text:p>235.5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7.892">
                <text:p>237.8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.892">
                <text:p>237.8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.213">
                <text:p>239.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.061">
                <text:p>241.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.955">
                <text:p>248.9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8.955">
                <text:p>248.9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9.437">
                <text:p>249.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8.634">
                <text:p>258.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8.634">
                <text:p>258.6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2.475">
                <text:p>262.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6.949">
                <text:p>266.9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6.949">
                <text:p>266.9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6.128">
                <text:p>276.1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6.128">
                <text:p>276.1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1.402">
                <text:p>291.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4.071">
                <text:p>294.0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626">
                <text:p>296.6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6.626">
                <text:p>296.6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6.626">
                <text:p>296.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6.626">
                <text:p>296.6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.437">
                <text:p>299.4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4.331">
                <text:p>304.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8.137">
                <text:p>308.1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8.137">
                <text:p>308.1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8.137">
                <text:p>308.1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4.095">
                <text:p>314.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5.614">
                <text:p>315.6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6.596">
                <text:p>316.5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8.657">
                <text:p>318.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1cm" svg:y="4.201cm" style:legend-expansion="high" chart:style-name="ch2"/>
        <chart:plot-area chart:style-name="ch3" table:cell-range-address="Sheet1.D1:Sheet1.D347" chart:data-source-has-labels="row" svg:x="0.32cm" svg:y="0.18cm" svg:width="13.97cm" svg:height="8.64cm">
          <chartooo:coordinate-region svg:x="1.127cm" svg:y="0.379cm" svg:width="12.8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47" chart:label-cell-address="Sheet1.D1:Sheet1.D1" chart:class="chart:scatter">
            <chart:data-point chart:repeated="3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16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39">
                <text:p>3.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74">
                <text:p>4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74">
                <text:p>4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23">
                <text:p>6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7">
                <text:p>8.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27">
                <text:p>8.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27">
                <text:p>8.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62">
                <text:p>10.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62">
                <text:p>10.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781">
                <text:p>17.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781">
                <text:p>17.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979">
                <text:p>19.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26">
                <text:p>21.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97">
                <text:p>30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281">
                <text:p>36.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389">
                <text:p>38.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13">
                <text:p>48.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878">
                <text:p>50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161">
                <text:p>59.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777">
                <text:p>67.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777">
                <text:p>67.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777">
                <text:p>67.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.66">
                <text:p>70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46">
                <text:p>85.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.79">
                <text:p>85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417">
                <text:p>90.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584">
                <text:p>91.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.398">
                <text:p>92.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.398">
                <text:p>92.3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.398">
                <text:p>92.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377">
                <text:p>93.3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199">
                <text:p>95.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.771">
                <text:p>96.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.771">
                <text:p>96.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.771">
                <text:p>96.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.897">
                <text:p>96.8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.079">
                <text:p>97.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83">
                <text:p>97.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.83">
                <text:p>97.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.739">
                <text:p>98.7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.585">
                <text:p>102.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.314">
                <text:p>105.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.633">
                <text:p>106.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.633">
                <text:p>106.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.633">
                <text:p>106.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633">
                <text:p>106.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8.751">
                <text:p>108.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.625">
                <text:p>111.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1.625">
                <text:p>111.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.682">
                <text:p>113.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.104">
                <text:p>115.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7.039">
                <text:p>117.0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.494">
                <text:p>124.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4.839">
                <text:p>124.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.839">
                <text:p>124.8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.997">
                <text:p>125.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.073">
                <text:p>127.0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.073">
                <text:p>127.0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8.513">
                <text:p>128.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.513">
                <text:p>128.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8.513">
                <text:p>128.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.436">
                <text:p>129.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0.819">
                <text:p>130.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.871">
                <text:p>131.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535">
                <text:p>133.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535">
                <text:p>133.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853">
                <text:p>135.8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853">
                <text:p>135.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.775">
                <text:p>136.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6.775">
                <text:p>136.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.911">
                <text:p>137.9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.887">
                <text:p>139.8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.887">
                <text:p>139.8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.887">
                <text:p>139.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.887">
                <text:p>139.8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.887">
                <text:p>139.8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9.887">
                <text:p>139.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.731">
                <text:p>140.7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.914">
                <text:p>140.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1.852">
                <text:p>141.8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1.852">
                <text:p>141.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2.83">
                <text:p>142.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2.977">
                <text:p>142.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3.213">
                <text:p>143.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3.213">
                <text:p>143.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3.213">
                <text:p>143.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213">
                <text:p>143.2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3.213">
                <text:p>143.2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.213">
                <text:p>143.2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579">
                <text:p>169.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.579">
                <text:p>169.5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9.579">
                <text:p>169.5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1.285">
                <text:p>171.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.285">
                <text:p>171.2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617">
                <text:p>174.6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4.617">
                <text:p>174.6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5.986">
                <text:p>175.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7.027">
                <text:p>177.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9.09">
                <text:p>179.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9.09">
                <text:p>179.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0.825">
                <text:p>180.8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.825">
                <text:p>180.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2.475">
                <text:p>182.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.325">
                <text:p>185.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9.839">
                <text:p>189.8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9.839">
                <text:p>189.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9.839">
                <text:p>189.8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.526">
                <text:p>191.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1.526">
                <text:p>191.5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1.526">
                <text:p>191.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.526">
                <text:p>191.5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.526">
                <text:p>191.5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5.163">
                <text:p>195.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7.033">
                <text:p>197.0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7.033">
                <text:p>197.0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8.337">
                <text:p>198.3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8.337">
                <text:p>198.3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.626">
                <text:p>199.6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.626">
                <text:p>199.6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5.632">
                <text:p>205.6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.234">
                <text:p>207.2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7.111">
                <text:p>217.1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7.111">
                <text:p>217.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2.391">
                <text:p>222.3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2.848">
                <text:p>222.8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3.395">
                <text:p>223.3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3.395">
                <text:p>223.3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3.395">
                <text:p>223.3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5.497">
                <text:p>235.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5.497">
                <text:p>235.4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6.644">
                <text:p>236.6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7.755">
                <text:p>237.7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7.755">
                <text:p>237.7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7.755">
                <text:p>237.7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8.824">
                <text:p>238.8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9.896">
                <text:p>239.8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9.896">
                <text:p>239.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9.896">
                <text:p>239.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1.779">
                <text:p>241.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1.779">
                <text:p>241.7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3.643">
                <text:p>243.6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3.643">
                <text:p>243.6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3.643">
                <text:p>243.6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3.643">
                <text:p>243.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4.647">
                <text:p>244.6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5.124">
                <text:p>245.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5.885">
                <text:p>245.8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5.885">
                <text:p>245.8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5.885">
                <text:p>245.8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5.885">
                <text:p>245.8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5.885">
                <text:p>245.8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5.885">
                <text:p>245.8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7.488">
                <text:p>247.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48.226">
                <text:p>248.2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8.885">
                <text:p>248.8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9.635">
                <text:p>249.6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1.883">
                <text:p>251.8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1.883">
                <text:p>251.8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1.883">
                <text:p>251.8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2.982">
                <text:p>252.9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3.853">
                <text:p>253.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6.355">
                <text:p>256.3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6.634">
                <text:p>256.6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6.634">
                <text:p>256.6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6.634">
                <text:p>256.6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7.029">
                <text:p>257.0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2.718">
                <text:p>272.7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5.248">
                <text:p>275.2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5.248">
                <text:p>275.2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5.248">
                <text:p>275.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.248">
                <text:p>275.2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5.248">
                <text:p>275.2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5.248">
                <text:p>275.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7.207">
                <text:p>277.2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7.207">
                <text:p>277.2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8.884">
                <text:p>278.8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5.328">
                <text:p>285.3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9.44">
                <text:p>289.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8.483">
                <text:p>298.4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.343">
                <text:p>299.3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9.343">
                <text:p>299.3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0.767">
                <text:p>300.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0.767">
                <text:p>300.7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.767">
                <text:p>300.7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0.767">
                <text:p>300.7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.767">
                <text:p>300.7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.808">
                <text:p>301.8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.808">
                <text:p>301.8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.639">
                <text:p>302.6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5.621">
                <text:p>305.6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.621">
                <text:p>305.6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.621">
                <text:p>305.6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.714">
                <text:p>307.7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.991">
                <text:p>307.9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991">
                <text:p>307.9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.296">
                <text:p>308.2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9.231">
                <text:p>309.2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8.339">
                <text:p>318.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8.339">
                <text:p>318.3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8.339">
                <text:p>318.3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.339">
                <text:p>318.3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0.459">
                <text:p>320.4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.459">
                <text:p>320.4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6.09">
                <text:p>326.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5.598">
                <text:p>335.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5.598">
                <text:p>335.5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5.598">
                <text:p>335.5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7.371">
                <text:p>337.3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0.981">
                <text:p>340.9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0.981">
                <text:p>340.9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0.981">
                <text:p>340.9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0.981">
                <text:p>340.9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2.704">
                <text:p>342.7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3.519">
                <text:p>343.5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5.143">
                <text:p>345.1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5.143">
                <text:p>345.1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0.271">
                <text:p>350.2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0.543">
                <text:p>350.5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0.543">
                <text:p>350.5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0.543">
                <text:p>350.5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0.906">
                <text:p>350.9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4.711">
                <text:p>354.7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9.314">
                <text:p>359.3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2.352">
                <text:p>362.3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5.731">
                <text:p>365.7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5.731">
                <text:p>365.7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0.82">
                <text:p>370.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0.82">
                <text:p>370.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1.252">
                <text:p>371.2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2.753">
                <text:p>382.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3.789">
                <text:p>383.7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4.921">
                <text:p>384.9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4cm" xlink:href=".." xlink:type="simple" chart:class="chart:scatter" chart:style-name="ch1">
        <chart:legend chart:legend-position="end" svg:x="14.594cm" svg:y="4.198cm" style:legend-expansion="high" chart:style-name="ch2"/>
        <chart:plot-area chart:style-name="ch3" table:cell-range-address="Sheet1.E1:Sheet1.E222" chart:data-source-has-labels="row" svg:x="0.319cm" svg:y="0.179cm" svg:width="13.956cm" svg:height="8.636cm">
          <chartooo:coordinate-region svg:x="1.126cm" svg:y="0.378cm" svg:width="12.869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22" chart:label-cell-address="Sheet1.E1:Sheet1.E1" chart:class="chart:scatter">
            <chart:data-point chart:repeated="2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18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99">
                <text:p>3.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17">
                <text:p>9.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87">
                <text:p>10.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87">
                <text:p>10.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287">
                <text:p>10.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653">
                <text:p>17.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343">
                <text:p>24.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343">
                <text:p>24.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43">
                <text:p>24.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308">
                <text:p>44.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311">
                <text:p>49.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027">
                <text:p>52.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027">
                <text:p>52.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.027">
                <text:p>52.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331">
                <text:p>54.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94">
                <text:p>56.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394">
                <text:p>56.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394">
                <text:p>56.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394">
                <text:p>56.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394">
                <text:p>56.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394">
                <text:p>56.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394">
                <text:p>56.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41">
                <text:p>59.2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095">
                <text:p>63.0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201">
                <text:p>64.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133">
                <text:p>67.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.133">
                <text:p>67.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.133">
                <text:p>67.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961">
                <text:p>68.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.329">
                <text:p>75.3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329">
                <text:p>75.3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767">
                <text:p>77.7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.767">
                <text:p>77.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767">
                <text:p>77.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.767">
                <text:p>77.7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546">
                <text:p>78.5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52">
                <text:p>79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038">
                <text:p>81.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.038">
                <text:p>81.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024">
                <text:p>83.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.024">
                <text:p>83.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.024">
                <text:p>83.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.024">
                <text:p>83.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108">
                <text:p>84.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.108">
                <text:p>84.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.108">
                <text:p>84.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.311">
                <text:p>84.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85">
                <text:p>89.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703">
                <text:p>91.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345">
                <text:p>99.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.246">
                <text:p>100.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.246">
                <text:p>100.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.166">
                <text:p>108.1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166">
                <text:p>108.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.166">
                <text:p>108.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.166">
                <text:p>108.1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.166">
                <text:p>108.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.818">
                <text:p>109.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9.125">
                <text:p>119.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.125">
                <text:p>119.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9.125">
                <text:p>119.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.125">
                <text:p>119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743">
                <text:p>123.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743">
                <text:p>123.7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.911">
                <text:p>125.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.911">
                <text:p>125.9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7.916">
                <text:p>127.9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.916">
                <text:p>127.9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.916">
                <text:p>127.9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.336">
                <text:p>132.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.721">
                <text:p>133.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.721">
                <text:p>133.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3.721">
                <text:p>133.7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.34">
                <text:p>135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.685">
                <text:p>141.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.685">
                <text:p>141.6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.111">
                <text:p>147.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9.128">
                <text:p>149.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.126">
                <text:p>152.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2.126">
                <text:p>152.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7.042">
                <text:p>167.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.844">
                <text:p>169.8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.844">
                <text:p>169.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1.055">
                <text:p>171.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.337">
                <text:p>176.3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6.337">
                <text:p>176.3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7.14">
                <text:p>177.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1.615">
                <text:p>181.6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1.765">
                <text:p>181.7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7.089">
                <text:p>187.0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7.089">
                <text:p>187.0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7.089">
                <text:p>187.0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.822">
                <text:p>191.8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3.016">
                <text:p>193.0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7.394">
                <text:p>197.3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7.394">
                <text:p>197.3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.923">
                <text:p>198.9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.923">
                <text:p>198.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.923">
                <text:p>198.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8.923">
                <text:p>198.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8.923">
                <text:p>198.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.616">
                <text:p>199.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.646">
                <text:p>201.6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3.646">
                <text:p>203.6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3.646">
                <text:p>203.6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3.646">
                <text:p>203.6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3.646">
                <text:p>203.6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4.741">
                <text:p>204.7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5.711">
                <text:p>205.7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5.711">
                <text:p>205.7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7.351">
                <text:p>207.3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3.087">
                <text:p>213.0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4.497">
                <text:p>214.4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8.521">
                <text:p>218.5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5.246">
                <text:p>225.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5.246">
                <text:p>225.2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.246">
                <text:p>225.2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.246">
                <text:p>225.2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6.888">
                <text:p>226.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6.888">
                <text:p>226.8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6.888">
                <text:p>226.8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9.312">
                <text:p>229.3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0.724">
                <text:p>230.7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2.197">
                <text:p>232.1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2.466">
                <text:p>232.4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2.466">
                <text:p>232.4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2.466">
                <text:p>232.4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5.299">
                <text:p>235.2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5.665">
                <text:p>235.6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5.665">
                <text:p>235.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5.665">
                <text:p>235.6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9.324">
                <text:p>239.3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9.848">
                <text:p>239.8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9.848">
                <text:p>239.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1.004">
                <text:p>241.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3.613">
                <text:p>243.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3.613">
                <text:p>243.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5.545">
                <text:p>245.5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5.545">
                <text:p>245.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5.545">
                <text:p>245.5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5.545">
                <text:p>245.5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6.641">
                <text:p>246.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.511">
                <text:p>248.5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9.479">
                <text:p>249.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9.479">
                <text:p>249.4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1.163">
                <text:p>251.1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1.163">
                <text:p>251.1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2.231">
                <text:p>252.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4.428">
                <text:p>254.4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6.69">
                <text:p>256.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9.527">
                <text:p>259.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9.527">
                <text:p>259.5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9.527">
                <text:p>259.5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2.088">
                <text:p>262.0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2.088">
                <text:p>262.0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2.088">
                <text:p>262.0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4.922">
                <text:p>264.9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4.922">
                <text:p>264.9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7.571">
                <text:p>267.5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9.185">
                <text:p>269.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9.185">
                <text:p>269.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0.438">
                <text:p>270.4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1.829">
                <text:p>271.8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4.068">
                <text:p>274.0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9.396">
                <text:p>299.3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9.396">
                <text:p>299.3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9.396">
                <text:p>299.3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9.396">
                <text:p>299.3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9.396">
                <text:p>299.3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9.396">
                <text:p>299.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9.583">
                <text:p>299.5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9.583">
                <text:p>299.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9.583">
                <text:p>299.5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9.735">
                <text:p>299.7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2.519">
                <text:p>302.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2.519">
                <text:p>302.5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1.675">
                <text:p>311.6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1.675">
                <text:p>311.6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6.071">
                <text:p>316.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6.957">
                <text:p>316.9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6.957">
                <text:p>316.9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6.957">
                <text:p>316.9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3.512">
                <text:p>323.5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8.325">
                <text:p>328.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8.325">
                <text:p>328.3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9.767">
                <text:p>329.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5cm" xlink:href=".." xlink:type="simple" chart:class="chart:scatter" chart:style-name="ch1">
        <chart:legend chart:legend-position="end" svg:x="14.594cm" svg:y="4.198cm" style:legend-expansion="high" chart:style-name="ch2"/>
        <chart:plot-area chart:style-name="ch3" table:cell-range-address="Sheet1.F1:Sheet1.F101" chart:data-source-has-labels="row" svg:x="0.319cm" svg:y="0.179cm" svg:width="13.956cm" svg:height="8.637cm">
          <chartooo:coordinate-region svg:x="1.126cm" svg:y="0.379cm" svg:width="12.87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1" chart:label-cell-address="Sheet1.F1:Sheet1.F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2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96">
                <text:p>6.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38">
                <text:p>7.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38">
                <text:p>7.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44">
                <text:p>14.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33">
                <text:p>16.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41">
                <text:p>23.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083">
                <text:p>25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093">
                <text:p>26.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093">
                <text:p>26.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665">
                <text:p>33.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531">
                <text:p>38.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244">
                <text:p>54.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244">
                <text:p>54.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448">
                <text:p>58.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851">
                <text:p>60.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851">
                <text:p>60.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851">
                <text:p>60.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911">
                <text:p>61.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.286">
                <text:p>64.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286">
                <text:p>64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765">
                <text:p>66.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334">
                <text:p>69.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.393">
                <text:p>72.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975">
                <text:p>74.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422">
                <text:p>75.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.858">
                <text:p>76.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.868">
                <text:p>80.8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868">
                <text:p>80.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.764">
                <text:p>83.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102">
                <text:p>85.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.062">
                <text:p>86.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.375">
                <text:p>111.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985">
                <text:p>112.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.965">
                <text:p>124.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965">
                <text:p>124.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.148">
                <text:p>146.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.969">
                <text:p>146.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.969">
                <text:p>146.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6.969">
                <text:p>146.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.969">
                <text:p>146.9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6.969">
                <text:p>146.9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.813">
                <text:p>147.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.209">
                <text:p>150.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.762">
                <text:p>156.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.812">
                <text:p>160.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1.46">
                <text:p>161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.844">
                <text:p>168.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.781">
                <text:p>170.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.977">
                <text:p>171.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.977">
                <text:p>171.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.896">
                <text:p>173.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.896">
                <text:p>173.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.341">
                <text:p>175.3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.885">
                <text:p>175.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.483">
                <text:p>177.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.26">
                <text:p>178.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.812">
                <text:p>178.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9.271">
                <text:p>179.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.297">
                <text:p>190.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0.297">
                <text:p>190.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2.035">
                <text:p>192.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.218">
                <text:p>198.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.111">
                <text:p>199.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.181">
                <text:p>200.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.003">
                <text:p>201.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2.292">
                <text:p>202.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3.148">
                <text:p>203.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4.672">
                <text:p>204.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5.977">
                <text:p>205.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.473">
                <text:p>207.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7.841">
                <text:p>207.8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9.048">
                <text:p>209.0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9.048">
                <text:p>209.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6.65">
                <text:p>216.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0.843">
                <text:p>220.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0.843">
                <text:p>220.8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6.302">
                <text:p>226.3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6.302">
                <text:p>226.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0.686">
                <text:p>230.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.943">
                <text:p>232.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2.943">
                <text:p>232.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4.542">
                <text:p>234.5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.256">
                <text:p>236.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9.14">
                <text:p>239.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.205">
                <text:p>240.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0.834">
                <text:p>240.8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5cm" xlink:href=".." xlink:type="simple" chart:class="chart:scatter" chart:style-name="ch1">
        <chart:legend chart:legend-position="end" svg:x="14.594cm" svg:y="4.198cm" style:legend-expansion="high" chart:style-name="ch2"/>
        <chart:plot-area chart:style-name="ch3" table:cell-range-address="Sheet1.G1:Sheet1.G47" chart:data-source-has-labels="row" svg:x="0.319cm" svg:y="0.179cm" svg:width="13.956cm" svg:height="8.637cm">
          <chartooo:coordinate-region svg:x="0.94cm" svg:y="0.378cm" svg:width="12.962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47" chart:label-cell-address="Sheet1.G1:Sheet1.G1" chart:class="chart:scatter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2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24">
                <text:p>8.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924">
                <text:p>8.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336">
                <text:p>20.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336">
                <text:p>20.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664">
                <text:p>42.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664">
                <text:p>42.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656">
                <text:p>51.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884">
                <text:p>52.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318">
                <text:p>57.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318">
                <text:p>57.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.401">
                <text:p>64.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637">
                <text:p>74.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637">
                <text:p>74.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712">
                <text:p>75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088">
                <text:p>76.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088">
                <text:p>76.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088">
                <text:p>76.0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088">
                <text:p>76.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721">
                <text:p>77.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285">
                <text:p>79.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767">
                <text:p>80.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.785">
                <text:p>82.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.899">
                <text:p>83.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.765">
                <text:p>85.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.765">
                <text:p>85.7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.765">
                <text:p>85.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7.856">
                <text:p>87.8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856">
                <text:p>87.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.856">
                <text:p>87.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856">
                <text:p>87.8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.856">
                <text:p>87.8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.856">
                <text:p>87.8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759">
                <text:p>89.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343">
                <text:p>92.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4.479">
                <text:p>94.4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.479">
                <text:p>94.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.996">
                <text:p>96.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.996">
                <text:p>96.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.996">
                <text:p>96.9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.996">
                <text:p>96.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007">
                <text:p>99.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1cm" svg:y="4.201cm" style:legend-expansion="high" chart:style-name="ch2"/>
        <chart:plot-area chart:style-name="ch3" table:cell-range-address="Sheet1.B1:Sheet1.B237" chart:data-source-has-labels="row" svg:x="0.32cm" svg:y="0.18cm" svg:width="13.97cm" svg:height="8.64cm">
          <chartooo:coordinate-region svg:x="1.127cm" svg:y="0.379cm" svg:width="12.8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37" chart:label-cell-address="Sheet1.B1:Sheet1.B1" chart:class="chart:scatter">
            <chart:data-point chart:repeated="2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1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37">
                <text:p>6.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37">
                <text:p>6.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37">
                <text:p>6.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37">
                <text:p>6.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749">
                <text:p>9.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35">
                <text:p>16.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35">
                <text:p>16.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26">
                <text:p>17.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112">
                <text:p>24.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112">
                <text:p>24.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746">
                <text:p>25.7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746">
                <text:p>25.7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746">
                <text:p>25.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325">
                <text:p>28.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325">
                <text:p>28.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195">
                <text:p>29.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326">
                <text:p>33.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886">
                <text:p>37.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886">
                <text:p>37.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165">
                <text:p>41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165">
                <text:p>41.1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165">
                <text:p>41.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562">
                <text:p>42.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014">
                <text:p>50.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.785">
                <text:p>51.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785">
                <text:p>51.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051">
                <text:p>66.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051">
                <text:p>66.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051">
                <text:p>66.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051">
                <text:p>66.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685">
                <text:p>68.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.128">
                <text:p>71.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128">
                <text:p>71.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.825">
                <text:p>71.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642">
                <text:p>75.6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.642">
                <text:p>75.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642">
                <text:p>75.6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8.758">
                <text:p>78.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.323">
                <text:p>79.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.226">
                <text:p>85.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226">
                <text:p>85.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.501">
                <text:p>93.5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.501">
                <text:p>93.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.501">
                <text:p>93.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3.501">
                <text:p>93.5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302">
                <text:p>95.3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.302">
                <text:p>95.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302">
                <text:p>95.3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.349">
                <text:p>98.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.768">
                <text:p>100.7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.561">
                <text:p>101.5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.099">
                <text:p>102.0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.099">
                <text:p>102.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.555">
                <text:p>103.5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96">
                <text:p>104.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.915">
                <text:p>107.9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.915">
                <text:p>107.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3.494">
                <text:p>113.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.494">
                <text:p>113.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.432">
                <text:p>114.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.782">
                <text:p>114.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5.186">
                <text:p>115.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6.323">
                <text:p>116.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6.323">
                <text:p>116.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.508">
                <text:p>118.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.508">
                <text:p>118.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.508">
                <text:p>118.5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.612">
                <text:p>132.6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.612">
                <text:p>132.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.065">
                <text:p>134.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.137">
                <text:p>150.1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.026">
                <text:p>151.0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.026">
                <text:p>151.0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1.026">
                <text:p>151.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1.026">
                <text:p>151.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1.026">
                <text:p>151.0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1.026">
                <text:p>151.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1.92">
                <text:p>151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3.205">
                <text:p>153.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.643">
                <text:p>155.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0.895">
                <text:p>160.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.161">
                <text:p>200.1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.161">
                <text:p>200.1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.161">
                <text:p>200.1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.161">
                <text:p>200.1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2.69">
                <text:p>222.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.172">
                <text:p>225.1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6.784">
                <text:p>226.7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.784">
                <text:p>226.7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7.862">
                <text:p>227.8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8.245">
                <text:p>228.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.819">
                <text:p>228.8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9.517">
                <text:p>229.5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0.733">
                <text:p>230.7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3.931">
                <text:p>233.9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3.931">
                <text:p>233.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3.931">
                <text:p>233.9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6.607">
                <text:p>236.6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7.595">
                <text:p>237.5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7.595">
                <text:p>237.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1.565">
                <text:p>241.5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1.915">
                <text:p>261.9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3.075">
                <text:p>263.0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4.346">
                <text:p>264.3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9.526">
                <text:p>269.5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3.176">
                <text:p>273.1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8.159">
                <text:p>278.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78.159">
                <text:p>278.1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8.159">
                <text:p>278.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9.141">
                <text:p>279.1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9.647">
                <text:p>289.6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.449">
                <text:p>292.4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4.475">
                <text:p>304.4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4.475">
                <text:p>304.4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4.475">
                <text:p>304.4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8.401">
                <text:p>318.4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8.401">
                <text:p>318.4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9.285">
                <text:p>319.2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3.427">
                <text:p>333.4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7.294">
                <text:p>337.2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9.283">
                <text:p>339.2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0.659">
                <text:p>340.6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4.055">
                <text:p>344.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4.055">
                <text:p>344.0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6.997">
                <text:p>346.9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6.997">
                <text:p>346.9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6.997">
                <text:p>346.9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6.801">
                <text:p>356.8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0.402">
                <text:p>360.4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0.737">
                <text:p>360.7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1.206">
                <text:p>361.2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72.022">
                <text:p>372.0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2.022">
                <text:p>372.0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2.022">
                <text:p>372.0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2.022">
                <text:p>372.0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7.35">
                <text:p>387.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7.35">
                <text:p>387.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5.12">
                <text:p>395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6.37">
                <text:p>396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